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99">
            <text:p>29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401">
            <text:p>40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24">
            <text:p>52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020">
            <text:p>2902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0433">
            <text:p>3043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746">
            <text:p>3074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5">
            <text:p>2021-04-2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4 - 1.09)">
            <text:p>(0.64 - 1.0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6">
            <text:p>0.6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79.375">
            <text:p>479.375</text:p>
          </table:table-cell>
          <table:table-cell office:value-type="float" office:value="774">
            <text:p>774</text:p>
          </table:table-cell>
          <table:table-cell office:value-type="float" office:value="0.0259433962264151">
            <text:p>0.0259433962</text:p>
          </table:table-cell>
          <table:table-cell office:value-type="float" office:value="0.0340804066543438">
            <text:p>0.0340804067</text:p>
          </table:table-cell>
          <table:table-cell office:value-type="float" office:value="0.032720355104629">
            <text:p>0.0327203551</text:p>
          </table:table-cell>
          <table:table-cell office:value-type="float" office:value="1.09212108401566">
            <text:p>1.092121084</text:p>
          </table:table-cell>
          <table:table-cell office:value-type="float" office:value="1.12155791256095">
            <text:p>1.1215579126</text:p>
          </table:table-cell>
          <table:table-cell office:value-type="float" office:value="1.11661966127702">
            <text:p>1.1166196613</text:p>
          </table:table-cell>
          <table:table-cell office:value-type="float" office:value="27.0627673076432">
            <text:p>27.0627673076</text:p>
          </table:table-cell>
          <table:table-cell office:value-type="float" office:value="20.6832209001889">
            <text:p>20.6832209002</text:p>
          </table:table-cell>
          <table:table-cell office:value-type="float" office:value="21.5286887617301">
            <text:p>21.528688761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852.625">
            <text:p>852.62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68113720749503">
            <text:p>0.0368113721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3149575340585">
            <text:p>1.1314957534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19.1741879141503">
            <text:p>19.174187914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745">
            <text:p>745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31774660431975">
            <text:p>0.033177466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1827858988716">
            <text:p>1.1182785899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1.2367956241003">
            <text:p>21.236795624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616">
            <text:p>22616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727">
            <text:p>727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321453837990803">
            <text:p>0.0321453838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11453416166798">
            <text:p>1.1145341617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1.9076300050409">
            <text:p>21.90763000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236">
            <text:p>24236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510.25">
            <text:p>510.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210533916487869">
            <text:p>0.0210533916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07455563155859">
            <text:p>1.0745556316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33.2686725680993">
            <text:p>33.268672568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5139">
            <text:p>25139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402.5">
            <text:p>402.5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60109789569991">
            <text:p>0.016010979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5654087518593">
            <text:p>1.0565408752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724">
            <text:p>25724</text:p>
          </table:table-cell>
          <table:table-cell office:value-type="float" office:value="328.625">
            <text:p>328.625</text:p>
          </table:table-cell>
          <table:table-cell office:value-type="float" office:value="643.25">
            <text:p>643.25</text:p>
          </table:table-cell>
          <table:table-cell office:value-type="float" office:value="319.75">
            <text:p>319.75</text:p>
          </table:table-cell>
          <table:table-cell office:value-type="float" office:value="0.0291463414634146">
            <text:p>0.0291463415</text:p>
          </table:table-cell>
          <table:table-cell office:value-type="float" office:value="0.0389093878538592">
            <text:p>0.0389093879</text:p>
          </table:table-cell>
          <table:table-cell office:value-type="float" office:value="0.0124300264344581">
            <text:p>0.0124300264</text:p>
          </table:table-cell>
          <table:table-cell office:value-type="float" office:value="1.10367723319453">
            <text:p>1.1036772332</text:p>
          </table:table-cell>
          <table:table-cell office:value-type="float" office:value="1.1391501807963">
            <text:p>1.1391501808</text:p>
          </table:table-cell>
          <table:table-cell office:value-type="float" office:value="1.04380792341264">
            <text:p>1.0438079234</text:p>
          </table:table-cell>
          <table:table-cell office:value-type="float" office:value="24.1265328698922">
            <text:p>24.1265328699</text:p>
          </table:table-cell>
          <table:table-cell office:value-type="float" office:value="18.1587631580184">
            <text:p>18.158763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47">
            <text:p>16747</text:p>
          </table:table-cell>
          <table:table-cell office:value-type="float" office:value="27510">
            <text:p>27510</text:p>
          </table:table-cell>
          <table:table-cell office:value-type="float" office:value="410">
            <text:p>410</text:p>
          </table:table-cell>
          <table:table-cell office:value-type="float" office:value="582.375">
            <text:p>582.375</text:p>
          </table:table-cell>
          <table:table-cell office:value-type="float" office:value="665.75">
            <text:p>665.75</text:p>
          </table:table-cell>
          <table:table-cell office:value-type="float" office:value="0.0323624595469256">
            <text:p>0.0323624595</text:p>
          </table:table-cell>
          <table:table-cell office:value-type="float" office:value="0.0347748850540395">
            <text:p>0.0347748851</text:p>
          </table:table-cell>
          <table:table-cell office:value-type="float" office:value="0.0242002908033442">
            <text:p>0.0242002908</text:p>
          </table:table-cell>
          <table:table-cell office:value-type="float" office:value="1.11532137283858">
            <text:p>1.1153213728</text:p>
          </table:table-cell>
          <table:table-cell office:value-type="float" office:value="1.12408231124496">
            <text:p>1.1240823112</text:p>
          </table:table-cell>
          <table:table-cell office:value-type="float" office:value="1.08584889979864">
            <text:p>1.0858488998</text:p>
          </table:table-cell>
          <table:table-cell office:value-type="float" office:value="21.7629817826008">
            <text:p>21.7629817826</text:p>
          </table:table-cell>
          <table:table-cell office:value-type="float" office:value="20.2770066150014">
            <text:p>20.277006615</text:p>
          </table:table-cell>
          <table:table-cell office:value-type="float" office:value="28.9872936812415">
            <text:p>28.987293681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8">
            <text:p>288</text:p>
          </table:table-cell>
          <table:table-cell office:value-type="float" office:value="13895">
            <text:p>13895</text:p>
          </table:table-cell>
          <table:table-cell office:value-type="float" office:value="17970">
            <text:p>17970</text:p>
          </table:table-cell>
          <table:table-cell office:value-type="float" office:value="28261">
            <text:p>28261</text:p>
          </table:table-cell>
          <table:table-cell office:value-type="float" office:value="474.125">
            <text:p>474.125</text:p>
          </table:table-cell>
          <table:table-cell office:value-type="float" office:value="376.5">
            <text:p>376.5</text:p>
          </table:table-cell>
          <table:table-cell office:value-type="float" office:value="691">
            <text:p>691</text:p>
          </table:table-cell>
          <table:table-cell office:value-type="float" office:value="0.0341219863260166">
            <text:p>0.0341219863</text:p>
          </table:table-cell>
          <table:table-cell office:value-type="float" office:value="0.0209515859766277">
            <text:p>0.020951586</text:p>
          </table:table-cell>
          <table:table-cell office:value-type="float" office:value="0.0244506563815859">
            <text:p>0.0244506564</text:p>
          </table:table-cell>
          <table:table-cell office:value-type="float" office:value="1.12170899964469">
            <text:p>1.1217089996</text:p>
          </table:table-cell>
          <table:table-cell office:value-type="float" office:value="1.07419093006987">
            <text:p>1.0741909301</text:p>
          </table:table-cell>
          <table:table-cell office:value-type="float" office:value="1.08674905314663">
            <text:p>1.0867490531</text:p>
          </table:table-cell>
          <table:table-cell office:value-type="float" office:value="20.658434803571">
            <text:p>20.6584348036</text:p>
          </table:table-cell>
          <table:table-cell office:value-type="float" office:value="33.4286556647151">
            <text:p>33.4286556647</text:p>
          </table:table-cell>
          <table:table-cell office:value-type="float" office:value="28.6939951565973">
            <text:p>28.693995156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6">
            <text:p>626</text:p>
          </table:table-cell>
          <table:table-cell office:value-type="float" office:value="13395">
            <text:p>13395</text:p>
          </table:table-cell>
          <table:table-cell office:value-type="float" office:value="18390">
            <text:p>18390</text:p>
          </table:table-cell>
          <table:table-cell office:value-type="float" office:value="26283">
            <text:p>26283</text:p>
          </table:table-cell>
          <table:table-cell office:value-type="float" office:value="540.875">
            <text:p>540.875</text:p>
          </table:table-cell>
          <table:table-cell office:value-type="float" office:value="301.875">
            <text:p>301.875</text:p>
          </table:table-cell>
          <table:table-cell office:value-type="float" office:value="801.375">
            <text:p>801.375</text:p>
          </table:table-cell>
          <table:table-cell office:value-type="float" office:value="0.0403788727136991">
            <text:p>0.0403788727</text:p>
          </table:table-cell>
          <table:table-cell office:value-type="float" office:value="0.0164151712887439">
            <text:p>0.0164151713</text:p>
          </table:table-cell>
          <table:table-cell office:value-type="float" office:value="0.0304902408400867">
            <text:p>0.0304902408</text:p>
          </table:table-cell>
          <table:table-cell office:value-type="float" office:value="1.14452174308674">
            <text:p>1.1445217431</text:p>
          </table:table-cell>
          <table:table-cell office:value-type="float" office:value="1.05798123689354">
            <text:p>1.0579812369</text:p>
          </table:table-cell>
          <table:table-cell office:value-type="float" office:value="1.10853796632182">
            <text:p>1.1085379663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3.0782498798283">
            <text:p>23.078249879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13052">
            <text:p>13052</text:p>
          </table:table-cell>
          <table:table-cell office:value-type="float" office:value="19018">
            <text:p>19018</text:p>
          </table:table-cell>
          <table:table-cell office:value-type="float" office:value="25815">
            <text:p>25815</text:p>
          </table:table-cell>
          <table:table-cell office:value-type="float" office:value="484.5">
            <text:p>484.5</text:p>
          </table:table-cell>
          <table:table-cell office:value-type="float" office:value="900.625">
            <text:p>900.625</text:p>
          </table:table-cell>
          <table:table-cell office:value-type="float" office:value="394.875">
            <text:p>394.875</text:p>
          </table:table-cell>
          <table:table-cell office:value-type="float" office:value="0.0371207477781183">
            <text:p>0.0371207478</text:p>
          </table:table-cell>
          <table:table-cell office:value-type="float" office:value="0.0473564517825218">
            <text:p>0.0473564518</text:p>
          </table:table-cell>
          <table:table-cell office:value-type="float" office:value="0.0152963393375944">
            <text:p>0.0152963393</text:p>
          </table:table-cell>
          <table:table-cell office:value-type="float" office:value="1.132623399058">
            <text:p>1.1326233991</text:p>
          </table:table-cell>
          <table:table-cell office:value-type="float" office:value="1.17014314294867">
            <text:p>1.1701431429</text:p>
          </table:table-cell>
          <table:table-cell office:value-type="float" office:value="1.05399578455596">
            <text:p>1.0539957846</text:p>
          </table:table-cell>
          <table:table-cell office:value-type="float" office:value="19.0172381641688">
            <text:p>19.0172381642</text:p>
          </table:table-cell>
          <table:table-cell office:value-type="float" office:value="14.9807067050524">
            <text:p>14.98070670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20488">
            <text:p>20488</text:p>
          </table:table-cell>
          <table:table-cell office:value-type="float" office:value="28398">
            <text:p>28398</text:p>
          </table:table-cell>
          <table:table-cell office:value-type="float" office:value="503.625">
            <text:p>503.625</text:p>
          </table:table-cell>
          <table:table-cell office:value-type="float" office:value="491.625">
            <text:p>491.625</text:p>
          </table:table-cell>
          <table:table-cell office:value-type="float" office:value="1174.75">
            <text:p>1174.75</text:p>
          </table:table-cell>
          <table:table-cell office:value-type="float" office:value="0.038003697555086">
            <text:p>0.0380036976</text:p>
          </table:table-cell>
          <table:table-cell office:value-type="float" office:value="0.0239957536118704">
            <text:p>0.0239957536</text:p>
          </table:table-cell>
          <table:table-cell office:value-type="float" office:value="0.0413673498133671">
            <text:p>0.0413673498</text:p>
          </table:table-cell>
          <table:table-cell office:value-type="float" office:value="1.1358437322574">
            <text:p>1.1358437323</text:p>
          </table:table-cell>
          <table:table-cell office:value-type="float" office:value="1.08511369817669">
            <text:p>1.0851136982</text:p>
          </table:table-cell>
          <table:table-cell office:value-type="float" office:value="1.14813978930272">
            <text:p>1.1481397893</text:p>
          </table:table-cell>
          <table:table-cell office:value-type="float" office:value="18.5833597000124">
            <text:p>18.5833597</text:p>
          </table:table-cell>
          <table:table-cell office:value-type="float" office:value="29.2314473707364">
            <text:p>29.2314473707</text:p>
          </table:table-cell>
          <table:table-cell office:value-type="float" office:value="17.1001323759579">
            <text:p>17.10013237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table:number-columns-repeated="2" office:value-type="float" office:value="651">
            <text:p>651</text:p>
          </table:table-cell>
          <table:table-cell office:value-type="float" office:value="14080">
            <text:p>14080</text:p>
          </table:table-cell>
          <table:table-cell office:value-type="float" office:value="20762">
            <text:p>20762</text:p>
          </table:table-cell>
          <table:table-cell office:value-type="float" office:value="29784">
            <text:p>29784</text:p>
          </table:table-cell>
          <table:table-cell office:value-type="float" office:value="283.875">
            <text:p>283.875</text:p>
          </table:table-cell>
          <table:table-cell office:value-type="float" office:value="573.875">
            <text:p>573.875</text:p>
          </table:table-cell>
          <table:table-cell office:value-type="float" office:value="1215.125">
            <text:p>1215.125</text:p>
          </table:table-cell>
          <table:table-cell office:value-type="float" office:value="0.0201615767045455">
            <text:p>0.0201615767</text:p>
          </table:table-cell>
          <table:table-cell office:value-type="float" office:value="0.0276406415566901">
            <text:p>0.0276406416</text:p>
          </table:table-cell>
          <table:table-cell office:value-type="float" office:value="0.0407979116304056">
            <text:p>0.0407979116</text:p>
          </table:table-cell>
          <table:table-cell office:value-type="float" office:value="1.07136223724933">
            <text:p>1.0713622372</text:p>
          </table:table-cell>
          <table:table-cell office:value-type="float" office:value="1.09823969537712">
            <text:p>1.0982396954</text:p>
          </table:table-cell>
          <table:table-cell office:value-type="float" office:value="1.14605505110949">
            <text:p>1.1460550511</text:p>
          </table:table-cell>
          <table:table-cell office:value-type="float" office:value="34.7250324130335">
            <text:p>34.725032413</text:p>
          </table:table-cell>
          <table:table-cell office:value-type="float" office:value="25.4221004337453">
            <text:p>25.4221004337</text:p>
          </table:table-cell>
          <table:table-cell office:value-type="float" office:value="17.3340349898137">
            <text:p>17.334034989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293">
            <text:p>293</text:p>
          </table:table-cell>
          <table:table-cell office:value-type="float" office:value="14635">
            <text:p>14635</text:p>
          </table:table-cell>
          <table:table-cell office:value-type="float" office:value="19485">
            <text:p>19485</text:p>
          </table:table-cell>
          <table:table-cell office:value-type="float" office:value="31452">
            <text:p>31452</text:p>
          </table:table-cell>
          <table:table-cell office:value-type="float" office:value="274.25">
            <text:p>274.25</text:p>
          </table:table-cell>
          <table:table-cell office:value-type="float" office:value="674.875">
            <text:p>674.875</text:p>
          </table:table-cell>
          <table:table-cell office:value-type="float" office:value="1648.5">
            <text:p>1648.5</text:p>
          </table:table-cell>
          <table:table-cell office:value-type="float" office:value="0.0187393235394602">
            <text:p>0.0187393235</text:p>
          </table:table-cell>
          <table:table-cell office:value-type="float" office:value="0.0346356171413908">
            <text:p>0.0346356171</text:p>
          </table:table-cell>
          <table:table-cell office:value-type="float" office:value="0.0524132010682945">
            <text:p>0.0524132011</text:p>
          </table:table-cell>
          <table:table-cell office:value-type="float" office:value="1.06627591039168">
            <text:p>1.0662759104</text:p>
          </table:table-cell>
          <table:table-cell office:value-type="float" office:value="1.12357592690541">
            <text:p>1.1235759269</text:p>
          </table:table-cell>
          <table:table-cell office:value-type="float" office:value="1.18883060528563">
            <text:p>1.1888306053</text:p>
          </table:table-cell>
          <table:table-cell office:value-type="float" office:value="0">
            <text:p>0</text:p>
          </table:table-cell>
          <table:table-cell office:value-type="float" office:value="20.3571615041607">
            <text:p>20.3571615042</text:p>
          </table:table-cell>
          <table:table-cell office:value-type="float" office:value="13.5682908407867">
            <text:p>13.568290840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599">
            <text:p>599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4891">
            <text:p>14891</text:p>
          </table:table-cell>
          <table:table-cell office:value-type="float" office:value="21036">
            <text:p>21036</text:p>
          </table:table-cell>
          <table:table-cell office:value-type="float" office:value="35213">
            <text:p>35213</text:p>
          </table:table-cell>
          <table:table-cell office:value-type="float" office:value="688.25">
            <text:p>688.25</text:p>
          </table:table-cell>
          <table:table-cell office:value-type="float" office:value="1139.125">
            <text:p>1139.125</text:p>
          </table:table-cell>
          <table:table-cell office:value-type="float" office:value="1907">
            <text:p>1907</text:p>
          </table:table-cell>
          <table:table-cell office:value-type="float" office:value="0.0462191928010207">
            <text:p>0.0462191928</text:p>
          </table:table-cell>
          <table:table-cell office:value-type="float" office:value="0.0541512169613995">
            <text:p>0.054151217</text:p>
          </table:table-cell>
          <table:table-cell office:value-type="float" office:value="0.0541561355181325">
            <text:p>0.0541561355</text:p>
          </table:table-cell>
          <table:table-cell office:value-type="float" office:value="1.1659541538186">
            <text:p>1.1659541538</text:p>
          </table:table-cell>
          <table:table-cell office:value-type="float" office:value="1.19527667378976">
            <text:p>1.1952766738</text:p>
          </table:table-cell>
          <table:table-cell office:value-type="float" office:value="1.19529493286141">
            <text:p>1.1952949329</text:p>
          </table:table-cell>
          <table:table-cell office:value-type="float" office:value="15.3409193748513">
            <text:p>15.3409193749</text:p>
          </table:table-cell>
          <table:table-cell office:value-type="float" office:value="13.1437418646159">
            <text:p>13.1437418646</text:p>
          </table:table-cell>
          <table:table-cell office:value-type="float" office:value="13.1425790568709">
            <text:p>13.142579056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16210">
            <text:p>16210</text:p>
          </table:table-cell>
          <table:table-cell office:value-type="float" office:value="22394">
            <text:p>22394</text:p>
          </table:table-cell>
          <table:table-cell office:value-type="float" office:value="37497">
            <text:p>37497</text:p>
          </table:table-cell>
          <table:table-cell office:value-type="float" office:value="386.625">
            <text:p>386.625</text:p>
          </table:table-cell>
          <table:table-cell office:value-type="float" office:value="1129.75">
            <text:p>1129.75</text:p>
          </table:table-cell>
          <table:table-cell office:value-type="float" office:value="1866.5">
            <text:p>1866.5</text:p>
          </table:table-cell>
          <table:table-cell office:value-type="float" office:value="0.0238510178901912">
            <text:p>0.0238510179</text:p>
          </table:table-cell>
          <table:table-cell office:value-type="float" office:value="0.0504487809234616">
            <text:p>0.0504487809</text:p>
          </table:table-cell>
          <table:table-cell office:value-type="float" office:value="0.0497773155185748">
            <text:p>0.0497773155</text:p>
          </table:table-cell>
          <table:table-cell office:value-type="float" office:value="1.08459354988229">
            <text:p>1.0845935499</text:p>
          </table:table-cell>
          <table:table-cell office:value-type="float" office:value="1.18155908904558">
            <text:p>1.181559089</text:p>
          </table:table-cell>
          <table:table-cell office:value-type="float" office:value="1.17907705534987">
            <text:p>1.1790770553</text:p>
          </table:table-cell>
          <table:table-cell office:value-type="float" office:value="29.4067466408897">
            <text:p>29.4067466409</text:p>
          </table:table-cell>
          <table:table-cell office:value-type="float" office:value="14.0833527978966">
            <text:p>14.0833527979</text:p>
          </table:table-cell>
          <table:table-cell office:value-type="float" office:value="14.268728787662">
            <text:p>14.268728787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0">
            <text:p>320</text:p>
          </table:table-cell>
          <table:table-cell office:value-type="float" office:value="16260">
            <text:p>16260</text:p>
          </table:table-cell>
          <table:table-cell office:value-type="float" office:value="22285">
            <text:p>22285</text:p>
          </table:table-cell>
          <table:table-cell office:value-type="float" office:value="37377">
            <text:p>37377</text:p>
          </table:table-cell>
          <table:table-cell office:value-type="float" office:value="395.375">
            <text:p>395.375</text:p>
          </table:table-cell>
          <table:table-cell office:value-type="float" office:value="1242.25">
            <text:p>1242.25</text:p>
          </table:table-cell>
          <table:table-cell office:value-type="float" office:value="2098.75">
            <text:p>2098.75</text:p>
          </table:table-cell>
          <table:table-cell office:value-type="float" office:value="0.0243158056580566">
            <text:p>0.0243158057</text:p>
          </table:table-cell>
          <table:table-cell office:value-type="float" office:value="0.0557437738389051">
            <text:p>0.0557437738</text:p>
          </table:table-cell>
          <table:table-cell office:value-type="float" office:value="0.0561508414265457">
            <text:p>0.0561508414</text:p>
          </table:table-cell>
          <table:table-cell office:value-type="float" office:value="1.08626418627661">
            <text:p>1.0862641863</text:p>
          </table:table-cell>
          <table:table-cell office:value-type="float" office:value="1.2011936503469">
            <text:p>1.2011936503</text:p>
          </table:table-cell>
          <table:table-cell office:value-type="float" office:value="1.20270766229901">
            <text:p>1.2027076623</text:p>
          </table:table-cell>
          <table:table-cell office:value-type="float" office:value="28.8512197787774">
            <text:p>28.8512197788</text:p>
          </table:table-cell>
          <table:table-cell office:value-type="float" office:value="12.7779623712265">
            <text:p>12.7779623712</text:p>
          </table:table-cell>
          <table:table-cell office:value-type="float" office:value="12.687795583361">
            <text:p>12.687795583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15655">
            <text:p>15655</text:p>
          </table:table-cell>
          <table:table-cell office:value-type="float" office:value="23734">
            <text:p>23734</text:p>
          </table:table-cell>
          <table:table-cell office:value-type="float" office:value="39261">
            <text:p>39261</text:p>
          </table:table-cell>
          <table:table-cell office:value-type="float" office:value="544.25">
            <text:p>544.25</text:p>
          </table:table-cell>
          <table:table-cell office:value-type="float" office:value="1279.75">
            <text:p>1279.75</text:p>
          </table:table-cell>
          <table:table-cell office:value-type="float" office:value="2104.625">
            <text:p>2104.625</text:p>
          </table:table-cell>
          <table:table-cell office:value-type="float" office:value="0.0347652507186203">
            <text:p>0.0347652507</text:p>
          </table:table-cell>
          <table:table-cell office:value-type="float" office:value="0.0539205359400017">
            <text:p>0.0539205359</text:p>
          </table:table-cell>
          <table:table-cell office:value-type="float" office:value="0.0536059957718856">
            <text:p>0.0536059958</text:p>
          </table:table-cell>
          <table:table-cell office:value-type="float" office:value="1.12404727792393">
            <text:p>1.1240472779</text:p>
          </table:table-cell>
          <table:table-cell office:value-type="float" office:value="1.19442042721428">
            <text:p>1.1944204272</text:p>
          </table:table-cell>
          <table:table-cell office:value-type="float" office:value="1.19325324665568">
            <text:p>1.1932532467</text:p>
          </table:table-cell>
          <table:table-cell office:value-type="float" office:value="20.2825309299872">
            <text:p>20.28253093</text:p>
          </table:table-cell>
          <table:table-cell office:value-type="float" office:value="13.1985159501805">
            <text:p>13.1985159502</text:p>
          </table:table-cell>
          <table:table-cell office:value-type="float" office:value="13.2739614352066">
            <text:p>13.273961435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4952">
            <text:p>14952</text:p>
          </table:table-cell>
          <table:table-cell office:value-type="float" office:value="25310">
            <text:p>25310</text:p>
          </table:table-cell>
          <table:table-cell office:value-type="float" office:value="40557">
            <text:p>40557</text:p>
          </table:table-cell>
          <table:table-cell office:value-type="float" office:value="722.75">
            <text:p>722.75</text:p>
          </table:table-cell>
          <table:table-cell office:value-type="float" office:value="1124.5">
            <text:p>1124.5</text:p>
          </table:table-cell>
          <table:table-cell office:value-type="float" office:value="1559.625">
            <text:p>1559.625</text:p>
          </table:table-cell>
          <table:table-cell office:value-type="float" office:value="0.0483380149812734">
            <text:p>0.048338015</text:p>
          </table:table-cell>
          <table:table-cell office:value-type="float" office:value="0.0444290794152509">
            <text:p>0.0444290794</text:p>
          </table:table-cell>
          <table:table-cell office:value-type="float" office:value="0.038455137214291">
            <text:p>0.0384551372</text:p>
          </table:table-cell>
          <table:table-cell office:value-type="float" office:value="1.17376271727142">
            <text:p>1.1737627173</text:p>
          </table:table-cell>
          <table:table-cell office:value-type="float" office:value="1.15937070642484">
            <text:p>1.1593707064</text:p>
          </table:table-cell>
          <table:table-cell office:value-type="float" office:value="1.13749142350323">
            <text:p>1.1374914235</text:p>
          </table:table-cell>
          <table:table-cell office:value-type="float" office:value="14.6834341551645">
            <text:p>14.6834341552</text:p>
          </table:table-cell>
          <table:table-cell office:value-type="float" office:value="15.9452678250208">
            <text:p>15.945267825</text:p>
          </table:table-cell>
          <table:table-cell office:value-type="float" office:value="18.3692206414555">
            <text:p>18.369220641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578">
            <text:p>16578</text:p>
          </table:table-cell>
          <table:table-cell office:value-type="float" office:value="27685">
            <text:p>27685</text:p>
          </table:table-cell>
          <table:table-cell office:value-type="float" office:value="42779">
            <text:p>42779</text:p>
          </table:table-cell>
          <table:table-cell office:value-type="float" office:value="748.5">
            <text:p>748.5</text:p>
          </table:table-cell>
          <table:table-cell office:value-type="float" office:value="1219.5">
            <text:p>1219.5</text:p>
          </table:table-cell>
          <table:table-cell office:value-type="float" office:value="1056.75">
            <text:p>1056.75</text:p>
          </table:table-cell>
          <table:table-cell office:value-type="float" office:value="0.0451501990589938">
            <text:p>0.0451501991</text:p>
          </table:table-cell>
          <table:table-cell office:value-type="float" office:value="0.0440491240744085">
            <text:p>0.0440491241</text:p>
          </table:table-cell>
          <table:table-cell office:value-type="float" office:value="0.024702540966362">
            <text:p>0.024702541</text:p>
          </table:table-cell>
          <table:table-cell office:value-type="float" office:value="1.16202123603761">
            <text:p>1.162021236</text:p>
          </table:table-cell>
          <table:table-cell office:value-type="float" office:value="1.15797497191061">
            <text:p>1.1579749719</text:p>
          </table:table-cell>
          <table:table-cell office:value-type="float" office:value="1.08765491582145">
            <text:p>1.0876549158</text:p>
          </table:table-cell>
          <table:table-cell office:value-type="float" office:value="15.6960521943145">
            <text:p>15.6960521943</text:p>
          </table:table-cell>
          <table:table-cell office:value-type="float" office:value="16.0798604425655">
            <text:p>16.0798604426</text:p>
          </table:table-cell>
          <table:table-cell office:value-type="float" office:value="28.4049163627683">
            <text:p>28.404916362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7405">
            <text:p>17405</text:p>
          </table:table-cell>
          <table:table-cell office:value-type="float" office:value="27824">
            <text:p>27824</text:p>
          </table:table-cell>
          <table:table-cell office:value-type="float" office:value="46094">
            <text:p>46094</text:p>
          </table:table-cell>
          <table:table-cell office:value-type="float" office:value="756.5">
            <text:p>756.5</text:p>
          </table:table-cell>
          <table:table-cell office:value-type="float" office:value="1579.25">
            <text:p>1579.25</text:p>
          </table:table-cell>
          <table:table-cell office:value-type="float" office:value="785.375">
            <text:p>785.375</text:p>
          </table:table-cell>
          <table:table-cell office:value-type="float" office:value="0.0434645216891698">
            <text:p>0.0434645217</text:p>
          </table:table-cell>
          <table:table-cell office:value-type="float" office:value="0.0567585537665325">
            <text:p>0.0567585538</text:p>
          </table:table-cell>
          <table:table-cell office:value-type="float" office:value="0.0170385516553131">
            <text:p>0.0170385517</text:p>
          </table:table-cell>
          <table:table-cell office:value-type="float" office:value="1.1558285886176">
            <text:p>1.1558285886</text:p>
          </table:table-cell>
          <table:table-cell office:value-type="float" office:value="1.20496914369717">
            <text:p>1.2049691437</text:p>
          </table:table-cell>
          <table:table-cell office:value-type="float" office:value="1.06020394278892">
            <text:p>1.0602039428</text:p>
          </table:table-cell>
          <table:table-cell office:value-type="float" office:value="16.2915406426018">
            <text:p>16.2915406426</text:p>
          </table:table-cell>
          <table:table-cell office:value-type="float" office:value="12.5555914372089">
            <text:p>12.55559143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18663">
            <text:p>18663</text:p>
          </table:table-cell>
          <table:table-cell office:value-type="float" office:value="29278">
            <text:p>29278</text:p>
          </table:table-cell>
          <table:table-cell office:value-type="float" office:value="48787">
            <text:p>48787</text:p>
          </table:table-cell>
          <table:table-cell office:value-type="float" office:value="773.75">
            <text:p>773.75</text:p>
          </table:table-cell>
          <table:table-cell office:value-type="float" office:value="1579.125">
            <text:p>1579.125</text:p>
          </table:table-cell>
          <table:table-cell office:value-type="float" office:value="1042.5">
            <text:p>1042.5</text:p>
          </table:table-cell>
          <table:table-cell office:value-type="float" office:value="0.0414590365964743">
            <text:p>0.0414590366</text:p>
          </table:table-cell>
          <table:table-cell office:value-type="float" office:value="0.0539355488762894">
            <text:p>0.0539355489</text:p>
          </table:table-cell>
          <table:table-cell office:value-type="float" office:value="0.0213683973189579">
            <text:p>0.0213683973</text:p>
          </table:table-cell>
          <table:table-cell office:value-type="float" office:value="1.14847557745006">
            <text:p>1.1484755775</text:p>
          </table:table-cell>
          <table:table-cell office:value-type="float" office:value="1.19447614619488">
            <text:p>1.1944761462</text:p>
          </table:table-cell>
          <table:table-cell office:value-type="float" office:value="1.07568434308816">
            <text:p>1.0756843431</text:p>
          </table:table-cell>
          <table:table-cell office:value-type="float" office:value="17.0630715679064">
            <text:p>17.0630715679</text:p>
          </table:table-cell>
          <table:table-cell office:value-type="float" office:value="13.194936950651">
            <text:p>13.1949369507</text:p>
          </table:table-cell>
          <table:table-cell office:value-type="float" office:value="32.7833105862574">
            <text:p>32.783310586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3">
            <text:p>743</text:p>
          </table:table-cell>
          <table:table-cell office:value-type="float" office:value="526">
            <text:p>526</text:p>
          </table:table-cell>
          <table:table-cell office:value-type="float" office:value="20870">
            <text:p>20870</text:p>
          </table:table-cell>
          <table:table-cell office:value-type="float" office:value="30425">
            <text:p>30425</text:p>
          </table:table-cell>
          <table:table-cell office:value-type="float" office:value="48024">
            <text:p>48024</text:p>
          </table:table-cell>
          <table:table-cell office:value-type="float" office:value="1161.25">
            <text:p>1161.25</text:p>
          </table:table-cell>
          <table:table-cell office:value-type="float" office:value="995.25">
            <text:p>995.25</text:p>
          </table:table-cell>
          <table:table-cell office:value-type="float" office:value="891.5">
            <text:p>891.5</text:p>
          </table:table-cell>
          <table:table-cell office:value-type="float" office:value="0.0556420699568759">
            <text:p>0.05564207</text:p>
          </table:table-cell>
          <table:table-cell office:value-type="float" office:value="0.0327115858668858">
            <text:p>0.0327115859</text:p>
          </table:table-cell>
          <table:table-cell office:value-type="float" office:value="0.018563634849242">
            <text:p>0.0185636348</text:p>
          </table:table-cell>
          <table:table-cell office:value-type="float" office:value="1.20081548314927">
            <text:p>1.2008154831</text:p>
          </table:table-cell>
          <table:table-cell office:value-type="float" office:value="1.11658784431996">
            <text:p>1.1165878443</text:p>
          </table:table-cell>
          <table:table-cell office:value-type="float" office:value="1.06564815470843">
            <text:p>1.0656481547</text:p>
          </table:table-cell>
          <table:table-cell office:value-type="float" office:value="12.8006960463807">
            <text:p>12.8006960464</text:p>
          </table:table-cell>
          <table:table-cell office:value-type="float" office:value="21.5343681976494">
            <text:p>21.534368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21224">
            <text:p>21224</text:p>
          </table:table-cell>
          <table:table-cell office:value-type="float" office:value="31711">
            <text:p>31711</text:p>
          </table:table-cell>
          <table:table-cell office:value-type="float" office:value="45786">
            <text:p>45786</text:p>
          </table:table-cell>
          <table:table-cell office:value-type="float" office:value="855">
            <text:p>855</text:p>
          </table:table-cell>
          <table:table-cell office:value-type="float" office:value="593.75">
            <text:p>593.75</text:p>
          </table:table-cell>
          <table:table-cell office:value-type="float" office:value="1029.5">
            <text:p>1029.5</text:p>
          </table:table-cell>
          <table:table-cell office:value-type="float" office:value="0.0402845834903882">
            <text:p>0.0402845835</text:p>
          </table:table-cell>
          <table:table-cell office:value-type="float" office:value="0.0187237866986219">
            <text:p>0.0187237867</text:p>
          </table:table-cell>
          <table:table-cell office:value-type="float" office:value="0.0224850390949198">
            <text:p>0.0224850391</text:p>
          </table:table-cell>
          <table:table-cell office:value-type="float" office:value="1.14417682364367">
            <text:p>1.1441768236</text:p>
          </table:table-cell>
          <table:table-cell office:value-type="float" office:value="1.06622039061431">
            <text:p>1.0662203906</text:p>
          </table:table-cell>
          <table:table-cell office:value-type="float" office:value="1.0796885677191">
            <text:p>1.0796885677</text:p>
          </table:table-cell>
          <table:table-cell office:value-type="float" office:value="17.5505564155907">
            <text:p>17.5505564156</text:p>
          </table:table-cell>
          <table:table-cell office:value-type="float" office:value="0">
            <text:p>0</text:p>
          </table:table-cell>
          <table:table-cell office:value-type="float" office:value="31.1723283545318">
            <text:p>31.172328354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368">
            <text:p>368</text:p>
          </table:table-cell>
          <table:table-cell office:value-type="float" office:value="21132">
            <text:p>21132</text:p>
          </table:table-cell>
          <table:table-cell office:value-type="float" office:value="33000">
            <text:p>33000</text:p>
          </table:table-cell>
          <table:table-cell office:value-type="float" office:value="46363">
            <text:p>46363</text:p>
          </table:table-cell>
          <table:table-cell office:value-type="float" office:value="888.375">
            <text:p>888.375</text:p>
          </table:table-cell>
          <table:table-cell office:value-type="float" office:value="676.375">
            <text:p>676.375</text:p>
          </table:table-cell>
          <table:table-cell office:value-type="float" office:value="870">
            <text:p>870</text:p>
          </table:table-cell>
          <table:table-cell office:value-type="float" office:value="0.0420393242475866">
            <text:p>0.0420393242</text:p>
          </table:table-cell>
          <table:table-cell office:value-type="float" office:value="0.0204962121212121">
            <text:p>0.0204962121</text:p>
          </table:table-cell>
          <table:table-cell office:value-type="float" office:value="0.0187649634406747">
            <text:p>0.0187649634</text:p>
          </table:table-cell>
          <table:table-cell office:value-type="float" office:value="1.15060155224161">
            <text:p>1.1506015522</text:p>
          </table:table-cell>
          <table:table-cell office:value-type="float" office:value="1.07256012805843">
            <text:p>1.0725601281</text:p>
          </table:table-cell>
          <table:table-cell office:value-type="float" office:value="1.0663675347941">
            <text:p>1.0663675348</text:p>
          </table:table-cell>
          <table:table-cell office:value-type="float" office:value="16.8322616863882">
            <text:p>16.8322616864</text:p>
          </table:table-cell>
          <table:table-cell office:value-type="float" office:value="34.163708011691">
            <text:p>34.1637080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4748">
            <text:p>34748</text:p>
          </table:table-cell>
          <table:table-cell office:value-type="float" office:value="48386">
            <text:p>48386</text:p>
          </table:table-cell>
          <table:table-cell office:value-type="float" office:value="997.625">
            <text:p>997.625</text:p>
          </table:table-cell>
          <table:table-cell office:value-type="float" office:value="458">
            <text:p>458</text:p>
          </table:table-cell>
          <table:table-cell office:value-type="float" office:value="784.625">
            <text:p>784.625</text:p>
          </table:table-cell>
          <table:table-cell office:value-type="float" office:value="0.0451700172054695">
            <text:p>0.0451700172</text:p>
          </table:table-cell>
          <table:table-cell office:value-type="float" office:value="0.0131806147116381">
            <text:p>0.0131806147</text:p>
          </table:table-cell>
          <table:table-cell office:value-type="float" office:value="0.0162159508948869">
            <text:p>0.0162159509</text:p>
          </table:table-cell>
          <table:table-cell office:value-type="float" office:value="1.16209410790965">
            <text:p>1.1620941079</text:p>
          </table:table-cell>
          <table:table-cell office:value-type="float" office:value="1.04647265955492">
            <text:p>1.0464726596</text:p>
          </table:table-cell>
          <table:table-cell office:value-type="float" office:value="1.05727122397642">
            <text:p>1.057271224</text:p>
          </table:table-cell>
          <table:table-cell office:value-type="float" office:value="15.6893154637607">
            <text:p>15.6893154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23014">
            <text:p>23014</text:p>
          </table:table-cell>
          <table:table-cell office:value-type="float" office:value="34334">
            <text:p>34334</text:p>
          </table:table-cell>
          <table:table-cell office:value-type="float" office:value="47942">
            <text:p>47942</text:p>
          </table:table-cell>
          <table:table-cell office:value-type="float" office:value="634">
            <text:p>634</text:p>
          </table:table-cell>
          <table:table-cell office:value-type="float" office:value="-338.5">
            <text:p>-338.5</text:p>
          </table:table-cell>
          <table:table-cell office:value-type="float" office:value="-311.75">
            <text:p>-311.75</text:p>
          </table:table-cell>
          <table:table-cell office:value-type="float" office:value="0.0275484487703137">
            <text:p>0.0275484488</text:p>
          </table:table-cell>
          <table:table-cell office:value-type="float" office:value="-0.00985903186345896">
            <text:p>-0.0098590319</text:p>
          </table:table-cell>
          <table:table-cell office:value-type="float" office:value="-0.00650264903424972">
            <text:p>-0.006502649</text:p>
          </table:table-cell>
          <table:table-cell office:value-type="float" office:value="1.09790704807421">
            <text:p>1.0979070481</text:p>
          </table:table-cell>
          <table:table-cell office:value-type="float" office:value="0.965683901476092">
            <text:p>0.9656839015</text:p>
          </table:table-cell>
          <table:table-cell office:value-type="float" office:value="0.977323605891273">
            <text:p>0.9773236059</text:p>
          </table:table-cell>
          <table:table-cell office:value-type="float" office:value="25.5060278686874">
            <text:p>25.5060278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23528">
            <text:p>23528</text:p>
          </table:table-cell>
          <table:table-cell office:value-type="float" office:value="32840">
            <text:p>32840</text:p>
          </table:table-cell>
          <table:table-cell office:value-type="float" office:value="50467">
            <text:p>50467</text:p>
          </table:table-cell>
          <table:table-cell office:value-type="float" office:value="489.5">
            <text:p>489.5</text:p>
          </table:table-cell>
          <table:table-cell office:value-type="float" office:value="455.125">
            <text:p>455.125</text:p>
          </table:table-cell>
          <table:table-cell office:value-type="float" office:value="-507.25">
            <text:p>-507.25</text:p>
          </table:table-cell>
          <table:table-cell office:value-type="float" office:value="0.020804998299898">
            <text:p>0.0208049983</text:p>
          </table:table-cell>
          <table:table-cell office:value-type="float" office:value="0.0138588611449452">
            <text:p>0.0138588611</text:p>
          </table:table-cell>
          <table:table-cell office:value-type="float" office:value="-0.0100511225157033">
            <text:p>-0.0100511225</text:p>
          </table:table-cell>
          <table:table-cell office:value-type="float" office:value="1.07366587603999">
            <text:p>1.073665876</text:p>
          </table:table-cell>
          <table:table-cell office:value-type="float" office:value="1.04888246735049">
            <text:p>1.0488824674</text:p>
          </table:table-cell>
          <table:table-cell office:value-type="float" office:value="0.965019080320137">
            <text:p>0.9650190803</text:p>
          </table:table-cell>
          <table:table-cell office:value-type="float" office:value="33.6617618445425">
            <text:p>33.6617618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24910">
            <text:p>24910</text:p>
          </table:table-cell>
          <table:table-cell office:value-type="float" office:value="33998">
            <text:p>33998</text:p>
          </table:table-cell>
          <table:table-cell office:value-type="float" office:value="52609">
            <text:p>52609</text:p>
          </table:table-cell>
          <table:table-cell office:value-type="float" office:value="512.5">
            <text:p>512.5</text:p>
          </table:table-cell>
          <table:table-cell office:value-type="float" office:value="543.125">
            <text:p>543.125</text:p>
          </table:table-cell>
          <table:table-cell office:value-type="float" office:value="-260">
            <text:p>-260</text:p>
          </table:table-cell>
          <table:table-cell office:value-type="float" office:value="0.0205740666399037">
            <text:p>0.0205740666</text:p>
          </table:table-cell>
          <table:table-cell office:value-type="float" office:value="0.0159752044237896">
            <text:p>0.0159752044</text:p>
          </table:table-cell>
          <table:table-cell office:value-type="float" office:value="-0.00494212016955274">
            <text:p>-0.0049421202</text:p>
          </table:table-cell>
          <table:table-cell office:value-type="float" office:value="1.07283888598714">
            <text:p>1.072838886</text:p>
          </table:table-cell>
          <table:table-cell office:value-type="float" office:value="1.05641342150977">
            <text:p>1.0564134215</text:p>
          </table:table-cell>
          <table:table-cell office:value-type="float" office:value="0.982750451528035">
            <text:p>0.9827504515</text:p>
          </table:table-cell>
          <table:table-cell office:value-type="float" office:value="34.0357314347164">
            <text:p>34.03573143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6014">
            <text:p>26014</text:p>
          </table:table-cell>
          <table:table-cell office:value-type="float" office:value="34758">
            <text:p>34758</text:p>
          </table:table-cell>
          <table:table-cell office:value-type="float" office:value="50439">
            <text:p>50439</text:p>
          </table:table-cell>
          <table:table-cell office:value-type="float" office:value="-33.625">
            <text:p>-33.625</text:p>
          </table:table-cell>
          <table:table-cell office:value-type="float" office:value="586.625">
            <text:p>586.625</text:p>
          </table:table-cell>
          <table:table-cell office:value-type="float" office:value="-159.25">
            <text:p>-159.25</text:p>
          </table:table-cell>
          <table:table-cell office:value-type="float" office:value="-0.00129257322979934">
            <text:p>-0.0012925732</text:p>
          </table:table-cell>
          <table:table-cell office:value-type="float" office:value="0.0168774095172334">
            <text:p>0.0168774095</text:p>
          </table:table-cell>
          <table:table-cell office:value-type="float" office:value="-0.00315727908959337">
            <text:p>-0.0031572791</text:p>
          </table:table-cell>
          <table:table-cell office:value-type="float" office:value="0.995479268356989">
            <text:p>0.9954792684</text:p>
          </table:table-cell>
          <table:table-cell office:value-type="float" office:value="1.05962923333626">
            <text:p>1.0596292333</text:p>
          </table:table-cell>
          <table:table-cell office:value-type="float" office:value="0.988969061272472">
            <text:p>0.98896906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6175">
            <text:p>26175</text:p>
          </table:table-cell>
          <table:table-cell office:value-type="float" office:value="33802">
            <text:p>33802</text:p>
          </table:table-cell>
          <table:table-cell office:value-type="float" office:value="46179">
            <text:p>46179</text:p>
          </table:table-cell>
          <table:table-cell office:value-type="float" office:value="317.25">
            <text:p>317.25</text:p>
          </table:table-cell>
          <table:table-cell office:value-type="float" office:value="52.25">
            <text:p>52.25</text:p>
          </table:table-cell>
          <table:table-cell office:value-type="float" office:value="-346.25">
            <text:p>-346.25</text:p>
          </table:table-cell>
          <table:table-cell office:value-type="float" office:value="0.0121203438395415">
            <text:p>0.0121203438</text:p>
          </table:table-cell>
          <table:table-cell office:value-type="float" office:value="0.00154576652269097">
            <text:p>0.0015457665</text:p>
          </table:table-cell>
          <table:table-cell office:value-type="float" office:value="-0.0074979969250092">
            <text:p>-0.0074979969</text:p>
          </table:table-cell>
          <table:table-cell office:value-type="float" office:value="1.04270913279858">
            <text:p>1.0427091328</text:p>
          </table:table-cell>
          <table:table-cell office:value-type="float" office:value="1.00541486604194">
            <text:p>1.005414866</text:p>
          </table:table-cell>
          <table:table-cell office:value-type="float" office:value="0.973867201879927">
            <text:p>0.9738672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24054">
            <text:p>24054</text:p>
          </table:table-cell>
          <table:table-cell office:value-type="float" office:value="32262">
            <text:p>32262</text:p>
          </table:table-cell>
          <table:table-cell office:value-type="float" office:value="48157">
            <text:p>48157</text:p>
          </table:table-cell>
          <table:table-cell office:value-type="float" office:value="76.25">
            <text:p>76.25</text:p>
          </table:table-cell>
          <table:table-cell office:value-type="float" office:value="488.25">
            <text:p>488.25</text:p>
          </table:table-cell>
          <table:table-cell office:value-type="float" office:value="-450.125">
            <text:p>-450.125</text:p>
          </table:table-cell>
          <table:table-cell office:value-type="float" office:value="0.00316995094370999">
            <text:p>0.0031699509</text:p>
          </table:table-cell>
          <table:table-cell office:value-type="float" office:value="0.015133903663753">
            <text:p>0.0151339037</text:p>
          </table:table-cell>
          <table:table-cell office:value-type="float" office:value="-0.00934703158419337">
            <text:p>-0.0093470316</text:p>
          </table:table-cell>
          <table:table-cell office:value-type="float" office:value="1.0111145235374">
            <text:p>1.0111145235</text:p>
          </table:table-cell>
          <table:table-cell office:value-type="float" office:value="1.05341757150174">
            <text:p>1.0534175715</text:p>
          </table:table-cell>
          <table:table-cell office:value-type="float" office:value="0.967456628774218">
            <text:p>0.96745662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4964">
            <text:p>24964</text:p>
          </table:table-cell>
          <table:table-cell office:value-type="float" office:value="33035">
            <text:p>33035</text:p>
          </table:table-cell>
          <table:table-cell office:value-type="float" office:value="50468">
            <text:p>50468</text:p>
          </table:table-cell>
          <table:table-cell office:value-type="float" office:value="374.875">
            <text:p>374.875</text:p>
          </table:table-cell>
          <table:table-cell office:value-type="float" office:value="47.5">
            <text:p>47.5</text:p>
          </table:table-cell>
          <table:table-cell office:value-type="float" office:value="-285.875">
            <text:p>-285.875</text:p>
          </table:table-cell>
          <table:table-cell office:value-type="float" office:value="0.0150166239384714">
            <text:p>0.0150166239</text:p>
          </table:table-cell>
          <table:table-cell office:value-type="float" office:value="0.00143786892689572">
            <text:p>0.0014378689</text:p>
          </table:table-cell>
          <table:table-cell office:value-type="float" office:value="-0.00566448046286756">
            <text:p>-0.0056644805</text:p>
          </table:table-cell>
          <table:table-cell office:value-type="float" office:value="1.05300016181389">
            <text:p>1.0530001618</text:p>
          </table:table-cell>
          <table:table-cell office:value-type="float" office:value="1.00503659347955">
            <text:p>1.0050365935</text:p>
          </table:table-cell>
          <table:table-cell office:value-type="float" office:value="0.980237207604235">
            <text:p>0.9802372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5358">
            <text:p>25358</text:p>
          </table:table-cell>
          <table:table-cell office:value-type="float" office:value="33655">
            <text:p>33655</text:p>
          </table:table-cell>
          <table:table-cell office:value-type="float" office:value="48251">
            <text:p>48251</text:p>
          </table:table-cell>
          <table:table-cell office:value-type="float" office:value="23">
            <text:p>23</text:p>
          </table:table-cell>
          <table:table-cell office:value-type="float" office:value="-8.5">
            <text:p>-8.5</text:p>
          </table:table-cell>
          <table:table-cell office:value-type="float" office:value="-393.5">
            <text:p>-393.5</text:p>
          </table:table-cell>
          <table:table-cell office:value-type="float" office:value="0.000907011593974288">
            <text:p>0.0009070116</text:p>
          </table:table-cell>
          <table:table-cell office:value-type="float" office:value="-0.000252562769276482">
            <text:p>-0.0002525628</text:p>
          </table:table-cell>
          <table:table-cell office:value-type="float" office:value="-0.008155271393339">
            <text:p>-0.0081552714</text:p>
          </table:table-cell>
          <table:table-cell office:value-type="float" office:value="1.00317615301217">
            <text:p>1.003176153</text:p>
          </table:table-cell>
          <table:table-cell office:value-type="float" office:value="0.999116155331919">
            <text:p>0.9991161553</text:p>
          </table:table-cell>
          <table:table-cell office:value-type="float" office:value="0.971586906688252">
            <text:p>0.97158690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608">
            <text:p>33608</text:p>
          </table:table-cell>
          <table:table-cell office:value-type="float" office:value="48930">
            <text:p>48930</text:p>
          </table:table-cell>
          <table:table-cell office:value-type="float" office:value="11.5">
            <text:p>11.5</text:p>
          </table:table-cell>
          <table:table-cell office:value-type="float" office:value="219.25">
            <text:p>219.25</text:p>
          </table:table-cell>
          <table:table-cell office:value-type="float" office:value="734.375">
            <text:p>734.375</text:p>
          </table:table-cell>
          <table:table-cell office:value-type="float" office:value="0.00045124583088091">
            <text:p>0.0004512458</text:p>
          </table:table-cell>
          <table:table-cell office:value-type="float" office:value="0.00652374434658415">
            <text:p>0.0065237443</text:p>
          </table:table-cell>
          <table:table-cell office:value-type="float" office:value="0.0150086858777846">
            <text:p>0.0150086859</text:p>
          </table:table-cell>
          <table:table-cell office:value-type="float" office:value="1.00157975950877">
            <text:p>1.0015797595</text:p>
          </table:table-cell>
          <table:table-cell office:value-type="float" office:value="1.02291652132403">
            <text:p>1.0229165213</text:p>
          </table:table-cell>
          <table:table-cell office:value-type="float" office:value="1.05297191144973">
            <text:p>1.05297191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575">
            <text:p>34575</text:p>
          </table:table-cell>
          <table:table-cell office:value-type="float" office:value="50468">
            <text:p>50468</text:p>
          </table:table-cell>
          <table:table-cell office:value-type="float" office:value="-31.25">
            <text:p>-31.25</text:p>
          </table:table-cell>
          <table:table-cell office:value-type="float" office:value="-220.75">
            <text:p>-220.75</text:p>
          </table:table-cell>
          <table:table-cell office:value-type="float" office:value="1141.125">
            <text:p>1141.125</text:p>
          </table:table-cell>
          <table:table-cell office:value-type="float" office:value="-0.00133177072235244">
            <text:p>-0.0013317707</text:p>
          </table:table-cell>
          <table:table-cell office:value-type="float" office:value="-0.00638467100506146">
            <text:p>-0.006384671</text:p>
          </table:table-cell>
          <table:table-cell office:value-type="float" office:value="0.0226108623286043">
            <text:p>0.0226108623</text:p>
          </table:table-cell>
          <table:table-cell office:value-type="float" office:value="0.99534227875375">
            <text:p>0.9953422788</text:p>
          </table:table-cell>
          <table:table-cell office:value-type="float" office:value="0.977733548969017">
            <text:p>0.977733549</text:p>
          </table:table-cell>
          <table:table-cell office:value-type="float" office:value="1.08014007029679">
            <text:p>1.0801400703</text:p>
          </table:table-cell>
          <table:table-cell table:number-columns-repeated="2" office:value-type="float" office:value="0">
            <text:p>0</text:p>
          </table:table-cell>
          <table:table-cell office:value-type="float" office:value="31.000777247843">
            <text:p>31.000777247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288">
            <text:p>24288</text:p>
          </table:table-cell>
          <table:table-cell office:value-type="float" office:value="35950">
            <text:p>35950</text:p>
          </table:table-cell>
          <table:table-cell office:value-type="float" office:value="52283">
            <text:p>52283</text:p>
          </table:table-cell>
          <table:table-cell office:value-type="float" office:value="-87.5">
            <text:p>-87.5</text:p>
          </table:table-cell>
          <table:table-cell office:value-type="float" office:value="-161">
            <text:p>-161</text:p>
          </table:table-cell>
          <table:table-cell office:value-type="float" office:value="953.875">
            <text:p>953.875</text:p>
          </table:table-cell>
          <table:table-cell office:value-type="float" office:value="-0.00360260210803689">
            <text:p>-0.0036026021</text:p>
          </table:table-cell>
          <table:table-cell office:value-type="float" office:value="-0.00447844228094576">
            <text:p>-0.0044784423</text:p>
          </table:table-cell>
          <table:table-cell office:value-type="float" office:value="0.0182444580456363">
            <text:p>0.018244458</text:p>
          </table:table-cell>
          <table:table-cell office:value-type="float" office:value="0.987416330956091">
            <text:p>0.987416331</text:p>
          </table:table-cell>
          <table:table-cell office:value-type="float" office:value="0.984364762649407">
            <text:p>0.9843647626</text:p>
          </table:table-cell>
          <table:table-cell office:value-type="float" office:value="1.06450800924851">
            <text:p>1.06450800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430">
            <text:p>34430</text:p>
          </table:table-cell>
          <table:table-cell office:value-type="float" office:value="51638">
            <text:p>51638</text:p>
          </table:table-cell>
          <table:table-cell office:value-type="float" office:value="42.75">
            <text:p>42.75</text:p>
          </table:table-cell>
          <table:table-cell office:value-type="float" office:value="-182.875">
            <text:p>-182.875</text:p>
          </table:table-cell>
          <table:table-cell office:value-type="float" office:value="961.25">
            <text:p>961.25</text:p>
          </table:table-cell>
          <table:table-cell office:value-type="float" office:value="0.00168992370636834">
            <text:p>0.0016899237</text:p>
          </table:table-cell>
          <table:table-cell office:value-type="float" office:value="-0.00531150159744409">
            <text:p>-0.0053115016</text:p>
          </table:table-cell>
          <table:table-cell office:value-type="float" office:value="0.0186151671249855">
            <text:p>0.0186151671</text:p>
          </table:table-cell>
          <table:table-cell office:value-type="float" office:value="1.00592033042287">
            <text:p>1.0059203304</text:p>
          </table:table-cell>
          <table:table-cell office:value-type="float" office:value="0.981465040025416">
            <text:p>0.98146504</text:p>
          </table:table-cell>
          <table:table-cell office:value-type="float" office:value="1.06583227285375">
            <text:p>1.06583227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920">
            <text:p>34920</text:p>
          </table:table-cell>
          <table:table-cell office:value-type="float" office:value="51662">
            <text:p>51662</text:p>
          </table:table-cell>
          <table:table-cell office:value-type="float" office:value="31.5">
            <text:p>31.5</text:p>
          </table:table-cell>
          <table:table-cell office:value-type="float" office:value="424">
            <text:p>424</text:p>
          </table:table-cell>
          <table:table-cell office:value-type="float" office:value="188.75">
            <text:p>188.75</text:p>
          </table:table-cell>
          <table:table-cell office:value-type="float" office:value="0.00126964933494559">
            <text:p>0.0012696493</text:p>
          </table:table-cell>
          <table:table-cell office:value-type="float" office:value="0.0121420389461627">
            <text:p>0.0121420389</text:p>
          </table:table-cell>
          <table:table-cell office:value-type="float" office:value="0.00365355580504046">
            <text:p>0.0036535558</text:p>
          </table:table-cell>
          <table:table-cell office:value-type="float" office:value="1.0044469322108">
            <text:p>1.0044469322</text:p>
          </table:table-cell>
          <table:table-cell office:value-type="float" office:value="1.04278609736672">
            <text:p>1.0427860974</text:p>
          </table:table-cell>
          <table:table-cell office:value-type="float" office:value="1.01281360831888">
            <text:p>1.01281360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425">
            <text:p>35425</text:p>
          </table:table-cell>
          <table:table-cell office:value-type="float" office:value="52065">
            <text:p>52065</text:p>
          </table:table-cell>
          <table:table-cell office:value-type="float" office:value="-14.125">
            <text:p>-14.125</text:p>
          </table:table-cell>
          <table:table-cell office:value-type="float" office:value="718.75">
            <text:p>718.75</text:p>
          </table:table-cell>
          <table:table-cell office:value-type="float" office:value="-316.5">
            <text:p>-316.5</text:p>
          </table:table-cell>
          <table:table-cell office:value-type="float" office:value="-0.000620442765527541">
            <text:p>-0.0006204428</text:p>
          </table:table-cell>
          <table:table-cell office:value-type="float" office:value="0.0202893436838391">
            <text:p>0.0202893437</text:p>
          </table:table-cell>
          <table:table-cell office:value-type="float" office:value="-0.00607893978680496">
            <text:p>-0.0060789398</text:p>
          </table:table-cell>
          <table:table-cell office:value-type="float" office:value="0.997829204821135">
            <text:p>0.9978292048</text:p>
          </table:table-cell>
          <table:table-cell office:value-type="float" office:value="1.07181955152899">
            <text:p>1.0718195515</text:p>
          </table:table-cell>
          <table:table-cell office:value-type="float" office:value="0.978796139623689">
            <text:p>0.9787961396</text:p>
          </table:table-cell>
          <table:table-cell office:value-type="float" office:value="0">
            <text:p>0</text:p>
          </table:table-cell>
          <table:table-cell office:value-type="float" office:value="34.5085283217849">
            <text:p>34.5085283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518">
            <text:p>36518</text:p>
          </table:table-cell>
          <table:table-cell office:value-type="float" office:value="52093">
            <text:p>52093</text:p>
          </table:table-cell>
          <table:table-cell office:value-type="float" office:value="-62.5">
            <text:p>-62.5</text:p>
          </table:table-cell>
          <table:table-cell office:value-type="float" office:value="560">
            <text:p>560</text:p>
          </table:table-cell>
          <table:table-cell office:value-type="float" office:value="-936.625">
            <text:p>-936.625</text:p>
          </table:table-cell>
          <table:table-cell office:value-type="float" office:value="-0.00261418771959177">
            <text:p>-0.0026141877</text:p>
          </table:table-cell>
          <table:table-cell office:value-type="float" office:value="0.0153349033353415">
            <text:p>0.0153349033</text:p>
          </table:table-cell>
          <table:table-cell office:value-type="float" office:value="-0.0179798629374388">
            <text:p>-0.0179798629</text:p>
          </table:table-cell>
          <table:table-cell office:value-type="float" office:value="0.990863737577198">
            <text:p>0.9908637376</text:p>
          </table:table-cell>
          <table:table-cell office:value-type="float" office:value="1.05413307382389">
            <text:p>1.0541330738</text:p>
          </table:table-cell>
          <table:table-cell office:value-type="float" office:value="0.937704099642612">
            <text:p>0.93770409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24090">
            <text:p>24090</text:p>
          </table:table-cell>
          <table:table-cell office:value-type="float" office:value="36600">
            <text:p>36600</text:p>
          </table:table-cell>
          <table:table-cell office:value-type="float" office:value="53497">
            <text:p>53497</text:p>
          </table:table-cell>
          <table:table-cell office:value-type="float" office:value="51.5">
            <text:p>51.5</text:p>
          </table:table-cell>
          <table:table-cell office:value-type="float" office:value="623.25">
            <text:p>623.25</text:p>
          </table:table-cell>
          <table:table-cell office:value-type="float" office:value="-1131.25">
            <text:p>-1131.25</text:p>
          </table:table-cell>
          <table:table-cell office:value-type="float" office:value="0.00213781652137817">
            <text:p>0.0021378165</text:p>
          </table:table-cell>
          <table:table-cell office:value-type="float" office:value="0.0170286885245902">
            <text:p>0.0170286885</text:p>
          </table:table-cell>
          <table:table-cell office:value-type="float" office:value="-0.0211460455726489">
            <text:p>-0.0211460456</text:p>
          </table:table-cell>
          <table:table-cell office:value-type="float" office:value="1.0074913155334">
            <text:p>1.0074913155</text:p>
          </table:table-cell>
          <table:table-cell office:value-type="float" office:value="1.06016876325249">
            <text:p>1.0601687633</text:p>
          </table:table-cell>
          <table:table-cell office:value-type="float" office:value="0.926865264772715">
            <text:p>0.9268652648</text:p>
          </table:table-cell>
          <table:table-cell table:number-columns-repeated="2" office:value-type="float" office:value="0">
            <text:p>0</text:p>
          </table:table-cell>
          <table:table-cell office:value-type="float" office:value="-32.4312369312374">
            <text:p>-32.431236931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5456">
            <text:p>35456</text:p>
          </table:table-cell>
          <table:table-cell office:value-type="float" office:value="50440">
            <text:p>50440</text:p>
          </table:table-cell>
          <table:table-cell office:value-type="float" office:value="297.25">
            <text:p>297.25</text:p>
          </table:table-cell>
          <table:table-cell office:value-type="float" office:value="-961.75">
            <text:p>-961.75</text:p>
          </table:table-cell>
          <table:table-cell office:value-type="float" office:value="-1253.625">
            <text:p>-1253.625</text:p>
          </table:table-cell>
          <table:table-cell office:value-type="float" office:value="0.0115195318555263">
            <text:p>0.0115195319</text:p>
          </table:table-cell>
          <table:table-cell office:value-type="float" office:value="-0.0271251692238267">
            <text:p>-0.0271251692</text:p>
          </table:table-cell>
          <table:table-cell office:value-type="float" office:value="-0.0248537866772403">
            <text:p>-0.0248537867</text:p>
          </table:table-cell>
          <table:table-cell office:value-type="float" office:value="1.04057845273812">
            <text:p>1.0405784527</text:p>
          </table:table-cell>
          <table:table-cell office:value-type="float" office:value="0.906504026335232">
            <text:p>0.9065040263</text:p>
          </table:table-cell>
          <table:table-cell office:value-type="float" office:value="0.914222459625567">
            <text:p>0.9142224596</text:p>
          </table:table-cell>
          <table:table-cell office:value-type="float" office:value="0">
            <text:p>0</text:p>
          </table:table-cell>
          <table:table-cell office:value-type="float" office:value="-25.2054916637317">
            <text:p>-25.2054916637</text:p>
          </table:table-cell>
          <table:table-cell office:value-type="float" office:value="-27.5409696114817">
            <text:p>-27.540969611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5196">
            <text:p>35196</text:p>
          </table:table-cell>
          <table:table-cell office:value-type="float" office:value="50418">
            <text:p>50418</text:p>
          </table:table-cell>
          <table:table-cell office:value-type="float" office:value="496">
            <text:p>496</text:p>
          </table:table-cell>
          <table:table-cell office:value-type="float" office:value="739">
            <text:p>739</text:p>
          </table:table-cell>
          <table:table-cell office:value-type="float" office:value="-260.5">
            <text:p>-260.5</text:p>
          </table:table-cell>
          <table:table-cell office:value-type="float" office:value="0.018741734366144">
            <text:p>0.0187417344</text:p>
          </table:table-cell>
          <table:table-cell office:value-type="float" office:value="0.0209967041709285">
            <text:p>0.0209967042</text:p>
          </table:table-cell>
          <table:table-cell office:value-type="float" office:value="-0.00516680550597009">
            <text:p>-0.0051668055</text:p>
          </table:table-cell>
          <table:table-cell office:value-type="float" office:value="1.06628452539132">
            <text:p>1.0662845254</text:p>
          </table:table-cell>
          <table:table-cell office:value-type="float" office:value="1.07435255330689">
            <text:p>1.0743525533</text:p>
          </table:table-cell>
          <table:table-cell office:value-type="float" office:value="0.981968504652212">
            <text:p>0.9819685047</text:p>
          </table:table-cell>
          <table:table-cell office:value-type="float" office:value="0">
            <text:p>0</text:p>
          </table:table-cell>
          <table:table-cell office:value-type="float" office:value="33.3575630100008">
            <text:p>33.35756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392">
            <text:p>35392</text:p>
          </table:table-cell>
          <table:table-cell office:value-type="float" office:value="50933">
            <text:p>50933</text:p>
          </table:table-cell>
          <table:table-cell office:value-type="float" office:value="-816.25">
            <text:p>-816.25</text:p>
          </table:table-cell>
          <table:table-cell office:value-type="float" office:value="556.875">
            <text:p>556.875</text:p>
          </table:table-cell>
          <table:table-cell office:value-type="float" office:value="-884">
            <text:p>-884</text:p>
          </table:table-cell>
          <table:table-cell office:value-type="float" office:value="-0.0326604513444302">
            <text:p>-0.0326604513</text:p>
          </table:table-cell>
          <table:table-cell office:value-type="float" office:value="0.0157344880198915">
            <text:p>0.015734488</text:p>
          </table:table-cell>
          <table:table-cell office:value-type="float" office:value="-0.0173561345296762">
            <text:p>-0.0173561345</text:p>
          </table:table-cell>
          <table:table-cell office:value-type="float" office:value="0.887779162255257">
            <text:p>0.8877791623</text:p>
          </table:table-cell>
          <table:table-cell office:value-type="float" office:value="1.05555595333159">
            <text:p>1.0555559533</text:p>
          </table:table-cell>
          <table:table-cell office:value-type="float" office:value="0.939843950541525">
            <text:p>0.9398439505</text:p>
          </table:table-cell>
          <table:table-cell office:value-type="float" office:value="-20.8743376105183">
            <text:p>-20.8743376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3890">
            <text:p>23890</text:p>
          </table:table-cell>
          <table:table-cell office:value-type="float" office:value="35308">
            <text:p>35308</text:p>
          </table:table-cell>
          <table:table-cell office:value-type="float" office:value="52342">
            <text:p>52342</text:p>
          </table:table-cell>
          <table:table-cell office:value-type="float" office:value="-856">
            <text:p>-856</text:p>
          </table:table-cell>
          <table:table-cell office:value-type="float" office:value="612.5">
            <text:p>612.5</text:p>
          </table:table-cell>
          <table:table-cell office:value-type="float" office:value="-1089.625">
            <text:p>-1089.625</text:p>
          </table:table-cell>
          <table:table-cell office:value-type="float" office:value="-0.0358308915864378">
            <text:p>-0.0358308916</text:p>
          </table:table-cell>
          <table:table-cell office:value-type="float" office:value="0.0173473433782712">
            <text:p>0.0173473434</text:p>
          </table:table-cell>
          <table:table-cell office:value-type="float" office:value="-0.0208174124030415">
            <text:p>-0.0208174124</text:p>
          </table:table-cell>
          <table:table-cell office:value-type="float" office:value="0.87710823091955">
            <text:p>0.8771082309</text:p>
          </table:table-cell>
          <table:table-cell office:value-type="float" office:value="1.06130552525563">
            <text:p>1.0613055253</text:p>
          </table:table-cell>
          <table:table-cell office:value-type="float" office:value="0.927988451321305">
            <text:p>0.9279884513</text:p>
          </table:table-cell>
          <table:table-cell office:value-type="float" office:value="-18.9962792417889">
            <text:p>-18.9962792418</text:p>
          </table:table-cell>
          <table:table-cell office:value-type="float" office:value="0">
            <text:p>0</text:p>
          </table:table-cell>
          <table:table-cell office:value-type="float" office:value="-32.9487212800614">
            <text:p>-32.94872128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23074">
            <text:p>23074</text:p>
          </table:table-cell>
          <table:table-cell office:value-type="float" office:value="34592">
            <text:p>34592</text:p>
          </table:table-cell>
          <table:table-cell office:value-type="float" office:value="49661">
            <text:p>49661</text:p>
          </table:table-cell>
          <table:table-cell office:value-type="float" office:value="-563.375">
            <text:p>-563.375</text:p>
          </table:table-cell>
          <table:table-cell office:value-type="float" office:value="-840.5">
            <text:p>-840.5</text:p>
          </table:table-cell>
          <table:table-cell office:value-type="float" office:value="-1174.375">
            <text:p>-1174.375</text:p>
          </table:table-cell>
          <table:table-cell office:value-type="float" office:value="-0.0244160093611858">
            <text:p>-0.0244160094</text:p>
          </table:table-cell>
          <table:table-cell office:value-type="float" office:value="-0.024297525439408">
            <text:p>-0.0242975254</text:p>
          </table:table-cell>
          <table:table-cell office:value-type="float" office:value="-0.0236478323030144">
            <text:p>-0.0236478323</text:p>
          </table:table-cell>
          <table:table-cell office:value-type="float" office:value="0.915712404601576">
            <text:p>0.9157124046</text:p>
          </table:table-cell>
          <table:table-cell office:value-type="float" office:value="0.91611578565733">
            <text:p>0.9161157857</text:p>
          </table:table-cell>
          <table:table-cell office:value-type="float" office:value="0.918328658085807">
            <text:p>0.9183286581</text:p>
          </table:table-cell>
          <table:table-cell office:value-type="float" office:value="-28.0410432733494">
            <text:p>-28.0410432733</text:p>
          </table:table-cell>
          <table:table-cell office:value-type="float" office:value="-28.1794860046121">
            <text:p>-28.1794860046</text:p>
          </table:table-cell>
          <table:table-cell office:value-type="float" office:value="-28.9632795122941">
            <text:p>-28.963279512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22676">
            <text:p>22676</text:p>
          </table:table-cell>
          <table:table-cell office:value-type="float" office:value="33508">
            <text:p>33508</text:p>
          </table:table-cell>
          <table:table-cell office:value-type="float" office:value="48690">
            <text:p>48690</text:p>
          </table:table-cell>
          <table:table-cell office:value-type="float" office:value="-677.125">
            <text:p>-677.125</text:p>
          </table:table-cell>
          <table:table-cell office:value-type="float" office:value="-941.875">
            <text:p>-941.875</text:p>
          </table:table-cell>
          <table:table-cell office:value-type="float" office:value="-212.5">
            <text:p>-212.5</text:p>
          </table:table-cell>
          <table:table-cell office:value-type="float" office:value="-0.0298608661139531">
            <text:p>-0.0298608661</text:p>
          </table:table-cell>
          <table:table-cell office:value-type="float" office:value="-0.0281089590545541">
            <text:p>-0.0281089591</text:p>
          </table:table-cell>
          <table:table-cell office:value-type="float" office:value="-0.00436434586157322">
            <text:p>-0.0043643459</text:p>
          </table:table-cell>
          <table:table-cell office:value-type="float" office:value="0.897234644398312">
            <text:p>0.8972346444</text:p>
          </table:table-cell>
          <table:table-cell office:value-type="float" office:value="0.903167265924157">
            <text:p>0.9031672659</text:p>
          </table:table-cell>
          <table:table-cell office:value-type="float" office:value="0.984762122613501">
            <text:p>0.9847621226</text:p>
          </table:table-cell>
          <table:table-cell office:value-type="float" office:value="-22.8642364749567">
            <text:p>-22.864236475</text:p>
          </table:table-cell>
          <table:table-cell office:value-type="float" office:value="-24.3110769254837">
            <text:p>-24.3110769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22490">
            <text:p>22490</text:p>
          </table:table-cell>
          <table:table-cell office:value-type="float" office:value="31462">
            <text:p>31462</text:p>
          </table:table-cell>
          <table:table-cell office:value-type="float" office:value="49485">
            <text:p>49485</text:p>
          </table:table-cell>
          <table:table-cell office:value-type="float" office:value="-827">
            <text:p>-827</text:p>
          </table:table-cell>
          <table:table-cell office:value-type="float" office:value="-1004.5">
            <text:p>-1004.5</text:p>
          </table:table-cell>
          <table:table-cell office:value-type="float" office:value="-778.875">
            <text:p>-778.875</text:p>
          </table:table-cell>
          <table:table-cell office:value-type="float" office:value="-0.0367718986216096">
            <text:p>-0.0367718986</text:p>
          </table:table-cell>
          <table:table-cell office:value-type="float" office:value="-0.0319274044879537">
            <text:p>-0.0319274045</text:p>
          </table:table-cell>
          <table:table-cell office:value-type="float" office:value="-0.0157396180660806">
            <text:p>-0.0157396181</text:p>
          </table:table-cell>
          <table:table-cell office:value-type="float" office:value="0.873948612979713">
            <text:p>0.873948613</text:p>
          </table:table-cell>
          <table:table-cell office:value-type="float" office:value="0.890252028240543">
            <text:p>0.8902520282</text:p>
          </table:table-cell>
          <table:table-cell office:value-type="float" office:value="0.945396898499375">
            <text:p>0.9453968985</text:p>
          </table:table-cell>
          <table:table-cell office:value-type="float" office:value="-18.501177861858">
            <text:p>-18.5011778619</text:p>
          </table:table-cell>
          <table:table-cell office:value-type="float" office:value="-21.361653300778">
            <text:p>-21.3616533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22388">
            <text:p>22388</text:p>
          </table:table-cell>
          <table:table-cell office:value-type="float" office:value="30746">
            <text:p>30746</text:p>
          </table:table-cell>
          <table:table-cell office:value-type="float" office:value="50673">
            <text:p>50673</text:p>
          </table:table-cell>
          <table:table-cell office:value-type="float" office:value="-773.75">
            <text:p>-773.75</text:p>
          </table:table-cell>
          <table:table-cell office:value-type="float" office:value="-1161.5">
            <text:p>-1161.5</text:p>
          </table:table-cell>
          <table:table-cell office:value-type="float" office:value="-994.375">
            <text:p>-994.375</text:p>
          </table:table-cell>
          <table:table-cell office:value-type="float" office:value="-0.0345609254958013">
            <text:p>-0.0345609255</text:p>
          </table:table-cell>
          <table:table-cell office:value-type="float" office:value="-0.0377772718402394">
            <text:p>-0.0377772718</text:p>
          </table:table-cell>
          <table:table-cell office:value-type="float" office:value="-0.0196233694472401">
            <text:p>-0.0196233694</text:p>
          </table:table-cell>
          <table:table-cell office:value-type="float" office:value="0.881377897604103">
            <text:p>0.8813778976</text:p>
          </table:table-cell>
          <table:table-cell office:value-type="float" office:value="0.870576708203837">
            <text:p>0.8705767082</text:p>
          </table:table-cell>
          <table:table-cell office:value-type="float" office:value="0.932072957126447">
            <text:p>0.9320729571</text:p>
          </table:table-cell>
          <table:table-cell office:value-type="float" office:value="-19.7071997687734">
            <text:p>-19.7071997688</text:p>
          </table:table-cell>
          <table:table-cell office:value-type="float" office:value="-17.9994614100947">
            <text:p>-17.9994614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1044">
            <text:p>31044</text:p>
          </table:table-cell>
          <table:table-cell office:value-type="float" office:value="47697">
            <text:p>47697</text:p>
          </table:table-cell>
          <table:table-cell office:value-type="float" office:value="-539.5">
            <text:p>-539.5</text:p>
          </table:table-cell>
          <table:table-cell office:value-type="float" office:value="-988.375">
            <text:p>-988.375</text:p>
          </table:table-cell>
          <table:table-cell office:value-type="float" office:value="-1214.75">
            <text:p>-1214.75</text:p>
          </table:table-cell>
          <table:table-cell office:value-type="float" office:value="-0.0244449478930675">
            <text:p>-0.0244449479</text:p>
          </table:table-cell>
          <table:table-cell office:value-type="float" office:value="-0.0318378752738049">
            <text:p>-0.0318378753</text:p>
          </table:table-cell>
          <table:table-cell office:value-type="float" office:value="-0.0254680587877644">
            <text:p>-0.0254680588</text:p>
          </table:table-cell>
          <table:table-cell office:value-type="float" office:value="0.915613891110154">
            <text:p>0.9156138911</text:p>
          </table:table-cell>
          <table:table-cell office:value-type="float" office:value="0.890554191133506">
            <text:p>0.8905541911</text:p>
          </table:table-cell>
          <table:table-cell office:value-type="float" office:value="0.912133093398922">
            <text:p>0.9121330934</text:p>
          </table:table-cell>
          <table:table-cell office:value-type="float" office:value="-28.0074339091123">
            <text:p>-28.0074339091</text:p>
          </table:table-cell>
          <table:table-cell office:value-type="float" office:value="-21.42270820276">
            <text:p>-21.4227082028</text:p>
          </table:table-cell>
          <table:table-cell office:value-type="float" office:value="-26.8682697368065">
            <text:p>-26.868269736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1167">
            <text:p>21167</text:p>
          </table:table-cell>
          <table:table-cell office:value-type="float" office:value="28812">
            <text:p>28812</text:p>
          </table:table-cell>
          <table:table-cell office:value-type="float" office:value="45754">
            <text:p>45754</text:p>
          </table:table-cell>
          <table:table-cell office:value-type="float" office:value="-1368.5">
            <text:p>-1368.5</text:p>
          </table:table-cell>
          <table:table-cell office:value-type="float" office:value="-925.125">
            <text:p>-925.125</text:p>
          </table:table-cell>
          <table:table-cell office:value-type="float" office:value="-1175.875">
            <text:p>-1175.875</text:p>
          </table:table-cell>
          <table:table-cell office:value-type="float" office:value="-0.0646525251570841">
            <text:p>-0.0646525252</text:p>
          </table:table-cell>
          <table:table-cell office:value-type="float" office:value="-0.0321090170762182">
            <text:p>-0.0321090171</text:p>
          </table:table-cell>
          <table:table-cell office:value-type="float" office:value="-0.0256999388031648">
            <text:p>-0.0256999388</text:p>
          </table:table-cell>
          <table:table-cell office:value-type="float" office:value="0.781908862008213">
            <text:p>0.781908862</text:p>
          </table:table-cell>
          <table:table-cell office:value-type="float" office:value="0.889639178629334">
            <text:p>0.8896391786</text:p>
          </table:table-cell>
          <table:table-cell office:value-type="float" office:value="0.911344768423717">
            <text:p>0.9113447684</text:p>
          </table:table-cell>
          <table:table-cell office:value-type="float" office:value="-10.3706813903179">
            <text:p>-10.3706813903</text:p>
          </table:table-cell>
          <table:table-cell office:value-type="float" office:value="-21.2388474357392">
            <text:p>-21.2388474357</text:p>
          </table:table-cell>
          <table:table-cell office:value-type="float" office:value="-26.6226941687457">
            <text:p>-26.622694168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8376">
            <text:p>18376</text:p>
          </table:table-cell>
          <table:table-cell office:value-type="float" office:value="29136">
            <text:p>29136</text:p>
          </table:table-cell>
          <table:table-cell office:value-type="float" office:value="42912">
            <text:p>42912</text:p>
          </table:table-cell>
          <table:table-cell office:value-type="float" office:value="-1605.25">
            <text:p>-1605.25</text:p>
          </table:table-cell>
          <table:table-cell office:value-type="float" office:value="-1028">
            <text:p>-1028</text:p>
          </table:table-cell>
          <table:table-cell office:value-type="float" office:value="-1292.875">
            <text:p>-1292.875</text:p>
          </table:table-cell>
          <table:table-cell office:value-type="float" office:value="-0.0873557901610797">
            <text:p>-0.0873557902</text:p>
          </table:table-cell>
          <table:table-cell office:value-type="float" office:value="-0.035282811641955">
            <text:p>-0.0352828116</text:p>
          </table:table-cell>
          <table:table-cell office:value-type="float" office:value="-0.0301285188292319">
            <text:p>-0.0301285188</text:p>
          </table:table-cell>
          <table:table-cell office:value-type="float" office:value="0.709211561222568">
            <text:p>0.7092115612</text:p>
          </table:table-cell>
          <table:table-cell office:value-type="float" office:value="0.878950117775986">
            <text:p>0.8789501178</text:p>
          </table:table-cell>
          <table:table-cell office:value-type="float" office:value="0.896329330285501">
            <text:p>0.8963293303</text:p>
          </table:table-cell>
          <table:table-cell office:value-type="float" office:value="-7.58290658361048">
            <text:p>-7.5829065836</text:p>
          </table:table-cell>
          <table:table-cell office:value-type="float" office:value="-19.2968148979738">
            <text:p>-19.296814898</text:p>
          </table:table-cell>
          <table:table-cell office:value-type="float" office:value="-22.6580071136821">
            <text:p>-22.658007113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15440">
            <text:p>15440</text:p>
          </table:table-cell>
          <table:table-cell office:value-type="float" office:value="27875">
            <text:p>27875</text:p>
          </table:table-cell>
          <table:table-cell office:value-type="float" office:value="41293">
            <text:p>41293</text:p>
          </table:table-cell>
          <table:table-cell office:value-type="float" office:value="-1636.25">
            <text:p>-1636.25</text:p>
          </table:table-cell>
          <table:table-cell office:value-type="float" office:value="-871.5">
            <text:p>-871.5</text:p>
          </table:table-cell>
          <table:table-cell office:value-type="float" office:value="-1464.625">
            <text:p>-1464.625</text:p>
          </table:table-cell>
          <table:table-cell office:value-type="float" office:value="-0.105974740932642">
            <text:p>-0.1059747409</text:p>
          </table:table-cell>
          <table:table-cell office:value-type="float" office:value="-0.0312645739910314">
            <text:p>-0.031264574</text:p>
          </table:table-cell>
          <table:table-cell office:value-type="float" office:value="-0.0354690867701547">
            <text:p>-0.0354690868</text:p>
          </table:table-cell>
          <table:table-cell office:value-type="float" office:value="0.651100472338603">
            <text:p>0.6511004723</text:p>
          </table:table-cell>
          <table:table-cell office:value-type="float" office:value="0.892489839261598">
            <text:p>0.8924898393</text:p>
          </table:table-cell>
          <table:table-cell office:value-type="float" office:value="0.878323986292424">
            <text:p>0.8783239863</text:p>
          </table:table-cell>
          <table:table-cell office:value-type="float" office:value="-6.18764010591372">
            <text:p>-6.1876401059</text:p>
          </table:table-cell>
          <table:table-cell office:value-type="float" office:value="-21.8219619279119">
            <text:p>-21.8219619279</text:p>
          </table:table-cell>
          <table:table-cell office:value-type="float" office:value="-19.1936304878173">
            <text:p>-19.193630487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3904">
            <text:p>13904</text:p>
          </table:table-cell>
          <table:table-cell office:value-type="float" office:value="27151">
            <text:p>27151</text:p>
          </table:table-cell>
          <table:table-cell office:value-type="float" office:value="41704">
            <text:p>41704</text:p>
          </table:table-cell>
          <table:table-cell office:value-type="float" office:value="-1471.5">
            <text:p>-1471.5</text:p>
          </table:table-cell>
          <table:table-cell office:value-type="float" office:value="-691.5">
            <text:p>-691.5</text:p>
          </table:table-cell>
          <table:table-cell office:value-type="float" office:value="-1189.375">
            <text:p>-1189.375</text:p>
          </table:table-cell>
          <table:table-cell office:value-type="float" office:value="-0.105832853855006">
            <text:p>-0.1058328539</text:p>
          </table:table-cell>
          <table:table-cell office:value-type="float" office:value="-0.0254686751869176">
            <text:p>-0.0254686752</text:p>
          </table:table-cell>
          <table:table-cell office:value-type="float" office:value="-0.028519446575868">
            <text:p>-0.0285194466</text:p>
          </table:table-cell>
          <table:table-cell office:value-type="float" office:value="0.651538173699466">
            <text:p>0.6515381737</text:p>
          </table:table-cell>
          <table:table-cell office:value-type="float" office:value="0.912130997540711">
            <text:p>0.9121309975</text:p>
          </table:table-cell>
          <table:table-cell office:value-type="float" office:value="0.90177612029713">
            <text:p>0.9017761203</text:p>
          </table:table-cell>
          <table:table-cell office:value-type="float" office:value="-6.19641817305063">
            <text:p>-6.1964181731</text:p>
          </table:table-cell>
          <table:table-cell office:value-type="float" office:value="-26.8676110038632">
            <text:p>-26.8676110039</text:p>
          </table:table-cell>
          <table:table-cell office:value-type="float" office:value="-23.956125095469">
            <text:p>-23.956125095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1728">
            <text:p>11728</text:p>
          </table:table-cell>
          <table:table-cell office:value-type="float" office:value="25188">
            <text:p>25188</text:p>
          </table:table-cell>
          <table:table-cell office:value-type="float" office:value="39283">
            <text:p>39283</text:p>
          </table:table-cell>
          <table:table-cell office:value-type="float" office:value="-1261.875">
            <text:p>-1261.875</text:p>
          </table:table-cell>
          <table:table-cell office:value-type="float" office:value="-981.75">
            <text:p>-981.75</text:p>
          </table:table-cell>
          <table:table-cell office:value-type="float" office:value="-1239.75">
            <text:p>-1239.75</text:p>
          </table:table-cell>
          <table:table-cell office:value-type="float" office:value="-0.107595071623465">
            <text:p>-0.1075950716</text:p>
          </table:table-cell>
          <table:table-cell office:value-type="float" office:value="-0.0389768937589328">
            <text:p>-0.0389768938</text:p>
          </table:table-cell>
          <table:table-cell office:value-type="float" office:value="-0.0315594531985846">
            <text:p>-0.0315594532</text:p>
          </table:table-cell>
          <table:table-cell office:value-type="float" office:value="0.646107580215683">
            <text:p>0.6461075802</text:p>
          </table:table-cell>
          <table:table-cell office:value-type="float" office:value="0.866558500408042">
            <text:p>0.8665585004</text:p>
          </table:table-cell>
          <table:table-cell office:value-type="float" office:value="0.891494072013893">
            <text:p>0.891494072</text:p>
          </table:table-cell>
          <table:table-cell office:value-type="float" office:value="-6.08903580990287">
            <text:p>-6.0890358099</text:p>
          </table:table-cell>
          <table:table-cell office:value-type="float" office:value="-17.4346708294829">
            <text:p>-17.4346708295</text:p>
          </table:table-cell>
          <table:table-cell office:value-type="float" office:value="-21.6147930610147">
            <text:p>-21.61479306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9648">
            <text:p>9648</text:p>
          </table:table-cell>
          <table:table-cell office:value-type="float" office:value="23063">
            <text:p>23063</text:p>
          </table:table-cell>
          <table:table-cell office:value-type="float" office:value="39142">
            <text:p>39142</text:p>
          </table:table-cell>
          <table:table-cell office:value-type="float" office:value="-961">
            <text:p>-961</text:p>
          </table:table-cell>
          <table:table-cell office:value-type="float" office:value="-180">
            <text:p>-180</text:p>
          </table:table-cell>
          <table:table-cell office:value-type="float" office:value="-1446.5">
            <text:p>-1446.5</text:p>
          </table:table-cell>
          <table:table-cell office:value-type="float" office:value="-0.099606135986733">
            <text:p>-0.099606136</text:p>
          </table:table-cell>
          <table:table-cell office:value-type="float" office:value="-0.00780470884100074">
            <text:p>-0.0078047088</text:p>
          </table:table-cell>
          <table:table-cell office:value-type="float" office:value="-0.0369551887997547">
            <text:p>-0.0369551888</text:p>
          </table:table-cell>
          <table:table-cell office:value-type="float" office:value="0.670824433405801">
            <text:p>0.6708244334</text:p>
          </table:table-cell>
          <table:table-cell office:value-type="float" office:value="0.972802909477479">
            <text:p>0.9728029095</text:p>
          </table:table-cell>
          <table:table-cell office:value-type="float" office:value="0.87333358372014">
            <text:p>0.8733335837</text:p>
          </table:table-cell>
          <table:table-cell office:value-type="float" office:value="-6.6062472631261">
            <text:p>-6.6062472631</text:p>
          </table:table-cell>
          <table:table-cell office:value-type="float" office:value="0">
            <text:p>0</text:p>
          </table:table-cell>
          <table:table-cell office:value-type="float" office:value="-18.4076751447421">
            <text:p>-18.407675144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9792">
            <text:p>9792</text:p>
          </table:table-cell>
          <table:table-cell office:value-type="float" office:value="22998">
            <text:p>22998</text:p>
          </table:table-cell>
          <table:table-cell office:value-type="float" office:value="39541">
            <text:p>39541</text:p>
          </table:table-cell>
          <table:table-cell office:value-type="float" office:value="-594">
            <text:p>-594</text:p>
          </table:table-cell>
          <table:table-cell office:value-type="float" office:value="-1188.75">
            <text:p>-1188.75</text:p>
          </table:table-cell>
          <table:table-cell office:value-type="float" office:value="-1762.125">
            <text:p>-1762.125</text:p>
          </table:table-cell>
          <table:table-cell office:value-type="float" office:value="-0.0606617647058824">
            <text:p>-0.0606617647</text:p>
          </table:table-cell>
          <table:table-cell office:value-type="float" office:value="-0.0516892773284633">
            <text:p>-0.0516892773</text:p>
          </table:table-cell>
          <table:table-cell office:value-type="float" office:value="-0.0445645026681166">
            <text:p>-0.0445645027</text:p>
          </table:table-cell>
          <table:table-cell office:value-type="float" office:value="0.794896328935986">
            <text:p>0.7948963289</text:p>
          </table:table-cell>
          <table:table-cell office:value-type="float" office:value="0.824324220876226">
            <text:p>0.8243242209</text:p>
          </table:table-cell>
          <table:table-cell office:value-type="float" office:value="0.847916790661783">
            <text:p>0.8479167907</text:p>
          </table:table-cell>
          <table:table-cell office:value-type="float" office:value="-11.0762381521496">
            <text:p>-11.0762381521</text:p>
          </table:table-cell>
          <table:table-cell office:value-type="float" office:value="-13.0602443052889">
            <text:p>-13.0602443053</text:p>
          </table:table-cell>
          <table:table-cell office:value-type="float" office:value="-15.2045891709709">
            <text:p>-15.20458917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11680">
            <text:p>11680</text:p>
          </table:table-cell>
          <table:table-cell office:value-type="float" office:value="23370">
            <text:p>23370</text:p>
          </table:table-cell>
          <table:table-cell office:value-type="float" office:value="40219">
            <text:p>40219</text:p>
          </table:table-cell>
          <table:table-cell office:value-type="float" office:value="-734">
            <text:p>-734</text:p>
          </table:table-cell>
          <table:table-cell office:value-type="float" office:value="-1372.25">
            <text:p>-1372.25</text:p>
          </table:table-cell>
          <table:table-cell office:value-type="float" office:value="-1951.625">
            <text:p>-1951.625</text:p>
          </table:table-cell>
          <table:table-cell office:value-type="float" office:value="-0.0628424657534247">
            <text:p>-0.0628424658</text:p>
          </table:table-cell>
          <table:table-cell office:value-type="float" office:value="-0.0587184424475824">
            <text:p>-0.0587184424</text:p>
          </table:table-cell>
          <table:table-cell office:value-type="float" office:value="-0.0485249508938561">
            <text:p>-0.0485249509</text:p>
          </table:table-cell>
          <table:table-cell office:value-type="float" office:value="0.787791753846876">
            <text:p>0.7877917538</text:p>
          </table:table-cell>
          <table:table-cell office:value-type="float" office:value="0.801243248181063">
            <text:p>0.8012432482</text:p>
          </table:table-cell>
          <table:table-cell office:value-type="float" office:value="0.834777826755636">
            <text:p>0.8347778268</text:p>
          </table:table-cell>
          <table:table-cell office:value-type="float" office:value="-10.6795946651728">
            <text:p>-10.6795946652</text:p>
          </table:table-cell>
          <table:table-cell office:value-type="float" office:value="-11.4545219723795">
            <text:p>-11.4545219724</text:p>
          </table:table-cell>
          <table:table-cell office:value-type="float" office:value="-13.9348991708148">
            <text:p>-13.934899170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950">
            <text:p>950</text:p>
          </table:table-cell>
          <table:table-cell office:value-type="float" office:value="11072">
            <text:p>11072</text:p>
          </table:table-cell>
          <table:table-cell office:value-type="float" office:value="21257">
            <text:p>21257</text:p>
          </table:table-cell>
          <table:table-cell office:value-type="float" office:value="37886">
            <text:p>37886</text:p>
          </table:table-cell>
          <table:table-cell office:value-type="float" office:value="-720">
            <text:p>-720</text:p>
          </table:table-cell>
          <table:table-cell office:value-type="float" office:value="-721.375">
            <text:p>-721.375</text:p>
          </table:table-cell>
          <table:table-cell office:value-type="float" office:value="-1549.25">
            <text:p>-1549.25</text:p>
          </table:table-cell>
          <table:table-cell office:value-type="float" office:value="-0.065028901734104">
            <text:p>-0.0650289017</text:p>
          </table:table-cell>
          <table:table-cell office:value-type="float" office:value="-0.0339358799454297">
            <text:p>-0.0339358799</text:p>
          </table:table-cell>
          <table:table-cell office:value-type="float" office:value="-0.0408924140843583">
            <text:p>-0.0408924141</text:p>
          </table:table-cell>
          <table:table-cell office:value-type="float" office:value="0.780687209729694">
            <text:p>0.7806872097</text:p>
          </table:table-cell>
          <table:table-cell office:value-type="float" office:value="0.88348164232843">
            <text:p>0.8834816423</text:p>
          </table:table-cell>
          <table:table-cell office:value-type="float" office:value="0.860154042182853">
            <text:p>0.8601540422</text:p>
          </table:table-cell>
          <table:table-cell office:value-type="float" office:value="-10.3086060971696">
            <text:p>-10.3086060972</text:p>
          </table:table-cell>
          <table:table-cell office:value-type="float" office:value="-20.0766335438083">
            <text:p>-20.0766335438</text:p>
          </table:table-cell>
          <table:table-cell office:value-type="float" office:value="-16.6015225066354">
            <text:p>-16.601522506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916">
            <text:p>916</text:p>
          </table:table-cell>
          <table:table-cell office:value-type="float" office:value="9648">
            <text:p>9648</text:p>
          </table:table-cell>
          <table:table-cell office:value-type="float" office:value="19627">
            <text:p>19627</text:p>
          </table:table-cell>
          <table:table-cell office:value-type="float" office:value="36670">
            <text:p>36670</text:p>
          </table:table-cell>
          <table:table-cell office:value-type="float" office:value="-961">
            <text:p>-961</text:p>
          </table:table-cell>
          <table:table-cell office:value-type="float" office:value="-415.625">
            <text:p>-415.625</text:p>
          </table:table-cell>
          <table:table-cell office:value-type="float" office:value="-907.875">
            <text:p>-907.875</text:p>
          </table:table-cell>
          <table:table-cell office:value-type="float" office:value="-0.099606135986733">
            <text:p>-0.099606136</text:p>
          </table:table-cell>
          <table:table-cell office:value-type="float" office:value="-0.0211761858664085">
            <text:p>-0.0211761859</text:p>
          </table:table-cell>
          <table:table-cell office:value-type="float" office:value="-0.0247579765475866">
            <text:p>-0.0247579765</text:p>
          </table:table-cell>
          <table:table-cell office:value-type="float" office:value="0.670824433405801">
            <text:p>0.6708244334</text:p>
          </table:table-cell>
          <table:table-cell office:value-type="float" office:value="0.926762273929354">
            <text:p>0.9267622739</text:p>
          </table:table-cell>
          <table:table-cell office:value-type="float" office:value="0.914548478592799">
            <text:p>0.9145484786</text:p>
          </table:table-cell>
          <table:table-cell office:value-type="float" office:value="-6.6062472631261">
            <text:p>-6.6062472631</text:p>
          </table:table-cell>
          <table:table-cell office:value-type="float" office:value="-32.3845803842727">
            <text:p>-32.3845803843</text:p>
          </table:table-cell>
          <table:table-cell office:value-type="float" office:value="-27.6489020551589">
            <text:p>-27.648902055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859">
            <text:p>859</text:p>
          </table:table-cell>
          <table:table-cell office:value-type="float" office:value="9792">
            <text:p>9792</text:p>
          </table:table-cell>
          <table:table-cell office:value-type="float" office:value="18943">
            <text:p>18943</text:p>
          </table:table-cell>
          <table:table-cell office:value-type="float" office:value="33022">
            <text:p>33022</text:p>
          </table:table-cell>
          <table:table-cell office:value-type="float" office:value="-594">
            <text:p>-594</text:p>
          </table:table-cell>
          <table:table-cell office:value-type="float" office:value="-809.875">
            <text:p>-809.875</text:p>
          </table:table-cell>
          <table:table-cell office:value-type="float" office:value="-275.5">
            <text:p>-275.5</text:p>
          </table:table-cell>
          <table:table-cell office:value-type="float" office:value="-0.0606617647058824">
            <text:p>-0.0606617647</text:p>
          </table:table-cell>
          <table:table-cell office:value-type="float" office:value="-0.042753259779338">
            <text:p>-0.0427532598</text:p>
          </table:table-cell>
          <table:table-cell office:value-type="float" office:value="-0.00834292289988492">
            <text:p>-0.0083429229</text:p>
          </table:table-cell>
          <table:table-cell office:value-type="float" office:value="0.794896328935986">
            <text:p>0.7948963289</text:p>
          </table:table-cell>
          <table:table-cell office:value-type="float" office:value="0.853946159566966">
            <text:p>0.8539461596</text:p>
          </table:table-cell>
          <table:table-cell office:value-type="float" office:value="0.970936194400929">
            <text:p>0.9709361944</text:p>
          </table:table-cell>
          <table:table-cell office:value-type="float" office:value="-11.0762381521496">
            <text:p>-11.0762381521</text:p>
          </table:table-cell>
          <table:table-cell office:value-type="float" office:value="-15.8636355003808">
            <text:p>-15.8636355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1780">
            <text:p>1780</text:p>
          </table:table-cell>
          <table:table-cell office:value-type="float" office:value="700">
            <text:p>700</text:p>
          </table:table-cell>
          <table:table-cell office:value-type="float" office:value="8032">
            <text:p>8032</text:p>
          </table:table-cell>
          <table:table-cell office:value-type="float" office:value="17090">
            <text:p>17090</text:p>
          </table:table-cell>
          <table:table-cell office:value-type="float" office:value="28470">
            <text:p>28470</text:p>
          </table:table-cell>
          <table:table-cell office:value-type="float" office:value="-398">
            <text:p>-398</text:p>
          </table:table-cell>
          <table:table-cell office:value-type="float" office:value="-621.25">
            <text:p>-621.25</text:p>
          </table:table-cell>
          <table:table-cell office:value-type="float" office:value="-2336.875">
            <text:p>-2336.875</text:p>
          </table:table-cell>
          <table:table-cell office:value-type="float" office:value="-0.0495517928286853">
            <text:p>-0.0495517928</text:p>
          </table:table-cell>
          <table:table-cell office:value-type="float" office:value="-0.0363516676418958">
            <text:p>-0.0363516676</text:p>
          </table:table-cell>
          <table:table-cell office:value-type="float" office:value="-0.0820820161573586">
            <text:p>-0.0820820162</text:p>
          </table:table-cell>
          <table:table-cell office:value-type="float" office:value="0.831381270237774">
            <text:p>0.8313812702</text:p>
          </table:table-cell>
          <table:table-cell office:value-type="float" office:value="0.875359192984444">
            <text:p>0.875359193</text:p>
          </table:table-cell>
          <table:table-cell office:value-type="float" office:value="0.7259183599071">
            <text:p>0.7259183599</text:p>
          </table:table-cell>
          <table:table-cell office:value-type="float" office:value="-13.6388280358517">
            <text:p>-13.6388280359</text:p>
          </table:table-cell>
          <table:table-cell office:value-type="float" office:value="-18.719111034175">
            <text:p>-18.7191110342</text:p>
          </table:table-cell>
          <table:table-cell office:value-type="float" office:value="-8.09304800116179">
            <text:p>-8.093048001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694">
            <text:p>694</text:p>
          </table:table-cell>
          <table:table-cell office:value-type="float" office:value="5968">
            <text:p>5968</text:p>
          </table:table-cell>
          <table:table-cell office:value-type="float" office:value="15930">
            <text:p>15930</text:p>
          </table:table-cell>
          <table:table-cell office:value-type="float" office:value="26988">
            <text:p>26988</text:p>
          </table:table-cell>
          <table:table-cell office:value-type="float" office:value="-390">
            <text:p>-390</text:p>
          </table:table-cell>
          <table:table-cell office:value-type="float" office:value="-1238.5">
            <text:p>-1238.5</text:p>
          </table:table-cell>
          <table:table-cell office:value-type="float" office:value="-2379.625">
            <text:p>-2379.625</text:p>
          </table:table-cell>
          <table:table-cell office:value-type="float" office:value="-0.0653485254691689">
            <text:p>-0.0653485255</text:p>
          </table:table-cell>
          <table:table-cell office:value-type="float" office:value="-0.0777463904582549">
            <text:p>-0.0777463905</text:p>
          </table:table-cell>
          <table:table-cell office:value-type="float" office:value="-0.0881734474581295">
            <text:p>-0.0881734475</text:p>
          </table:table-cell>
          <table:table-cell office:value-type="float" office:value="0.779650203228658">
            <text:p>0.7796502032</text:p>
          </table:table-cell>
          <table:table-cell office:value-type="float" office:value="0.739734855805511">
            <text:p>0.7397348558</text:p>
          </table:table-cell>
          <table:table-cell office:value-type="float" office:value="0.706631065296384">
            <text:p>0.7066310653</text:p>
          </table:table-cell>
          <table:table-cell office:value-type="float" office:value="-10.2564522050972">
            <text:p>-10.2564522051</text:p>
          </table:table-cell>
          <table:table-cell office:value-type="float" office:value="-8.56424210815328">
            <text:p>-8.5642421082</text:p>
          </table:table-cell>
          <table:table-cell office:value-type="float" office:value="-7.50927356508241">
            <text:p>-7.509273565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office:value-type="float" office:value="1852">
            <text:p>1852</text:p>
          </table:table-cell>
          <table:table-cell office:value-type="float" office:value="788">
            <text:p>788</text:p>
          </table:table-cell>
          <table:table-cell office:value-type="float" office:value="7856">
            <text:p>7856</text:p>
          </table:table-cell>
          <table:table-cell office:value-type="float" office:value="16030">
            <text:p>16030</text:p>
          </table:table-cell>
          <table:table-cell office:value-type="float" office:value="26052">
            <text:p>26052</text:p>
          </table:table-cell>
          <table:table-cell office:value-type="float" office:value="-314">
            <text:p>-314</text:p>
          </table:table-cell>
          <table:table-cell office:value-type="float" office:value="-512.5">
            <text:p>-512.5</text:p>
          </table:table-cell>
          <table:table-cell office:value-type="float" office:value="-1242.875">
            <text:p>-1242.875</text:p>
          </table:table-cell>
          <table:table-cell office:value-type="float" office:value="-0.039969450101833">
            <text:p>-0.0399694501</text:p>
          </table:table-cell>
          <table:table-cell office:value-type="float" office:value="-0.0319713038053649">
            <text:p>-0.0319713038</text:p>
          </table:table-cell>
          <table:table-cell office:value-type="float" office:value="-0.0477074696760326">
            <text:p>-0.0477074697</text:p>
          </table:table-cell>
          <table:table-cell office:value-type="float" office:value="0.863238136248813">
            <text:p>0.8632381362</text:p>
          </table:table-cell>
          <table:table-cell office:value-type="float" office:value="0.890103878644572">
            <text:p>0.8901038786</text:p>
          </table:table-cell>
          <table:table-cell office:value-type="float" office:value="0.83748482135315">
            <text:p>0.8374848214</text:p>
          </table:table-cell>
          <table:table-cell office:value-type="float" office:value="-16.9929947068983">
            <text:p>-16.9929947069</text:p>
          </table:table-cell>
          <table:table-cell office:value-type="float" office:value="-21.3318408674665">
            <text:p>-21.3318408675</text:p>
          </table:table-cell>
          <table:table-cell office:value-type="float" office:value="-14.1797151466917">
            <text:p>-14.179715146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891">
            <text:p>891</text:p>
          </table:table-cell>
          <table:table-cell office:value-type="float" office:value="9120">
            <text:p>9120</text:p>
          </table:table-cell>
          <table:table-cell office:value-type="float" office:value="16790">
            <text:p>16790</text:p>
          </table:table-cell>
          <table:table-cell office:value-type="float" office:value="27740">
            <text:p>27740</text:p>
          </table:table-cell>
          <table:table-cell office:value-type="float" office:value="-614">
            <text:p>-614</text:p>
          </table:table-cell>
          <table:table-cell office:value-type="float" office:value="-1055.125">
            <text:p>-1055.125</text:p>
          </table:table-cell>
          <table:table-cell office:value-type="float" office:value="-1743.25">
            <text:p>-1743.25</text:p>
          </table:table-cell>
          <table:table-cell office:value-type="float" office:value="-0.0673245614035088">
            <text:p>-0.0673245614</text:p>
          </table:table-cell>
          <table:table-cell table:number-columns-repeated="2" office:value-type="float" office:value="-0.0628424657534247">
            <text:p>-0.0628424658</text:p>
          </table:table-cell>
          <table:table-cell office:value-type="float" office:value="0.773247924361342">
            <text:p>0.7732479244</text:p>
          </table:table-cell>
          <table:table-cell table:number-columns-repeated="2" office:value-type="float" office:value="0.787791753846876">
            <text:p>0.7877917538</text:p>
          </table:table-cell>
          <table:table-cell office:value-type="float" office:value="-9.94500715100757">
            <text:p>-9.945007151</text:p>
          </table:table-cell>
          <table:table-cell table:number-columns-repeated="2" office:value-type="float" office:value="-10.6795946651728">
            <text:p>-10.679594665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8032">
            <text:p>8032</text:p>
          </table:table-cell>
          <table:table-cell office:value-type="float" office:value="15399">
            <text:p>15399</text:p>
          </table:table-cell>
          <table:table-cell office:value-type="float" office:value="26550">
            <text:p>26550</text:p>
          </table:table-cell>
          <table:table-cell office:value-type="float" office:value="-398">
            <text:p>-398</text:p>
          </table:table-cell>
          <table:table-cell office:value-type="float" office:value="-888.125">
            <text:p>-888.125</text:p>
          </table:table-cell>
          <table:table-cell office:value-type="float" office:value="-1296.875">
            <text:p>-1296.875</text:p>
          </table:table-cell>
          <table:table-cell office:value-type="float" office:value="-0.0495517928286853">
            <text:p>-0.0495517928</text:p>
          </table:table-cell>
          <table:table-cell office:value-type="float" office:value="-0.0576741996233522">
            <text:p>-0.0576741996</text:p>
          </table:table-cell>
          <table:table-cell office:value-type="float" office:value="-0.048846516007533">
            <text:p>-0.048846516</text:p>
          </table:table-cell>
          <table:table-cell office:value-type="float" office:value="0.831381270237774">
            <text:p>0.8313812702</text:p>
          </table:table-cell>
          <table:table-cell office:value-type="float" office:value="0.804659875390568">
            <text:p>0.8046598754</text:p>
          </table:table-cell>
          <table:table-cell office:value-type="float" office:value="0.83371371894074">
            <text:p>0.8337137189</text:p>
          </table:table-cell>
          <table:table-cell office:value-type="float" office:value="-13.6388280358517">
            <text:p>-13.6388280359</text:p>
          </table:table-cell>
          <table:table-cell office:value-type="float" office:value="-11.6683186494015">
            <text:p>-11.6683186494</text:p>
          </table:table-cell>
          <table:table-cell office:value-type="float" office:value="-13.8408433143192">
            <text:p>-13.840843314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5968">
            <text:p>5968</text:p>
          </table:table-cell>
          <table:table-cell office:value-type="float" office:value="13623">
            <text:p>13623</text:p>
          </table:table-cell>
          <table:table-cell office:value-type="float" office:value="25825">
            <text:p>25825</text:p>
          </table:table-cell>
          <table:table-cell office:value-type="float" office:value="-390">
            <text:p>-390</text:p>
          </table:table-cell>
          <table:table-cell office:value-type="float" office:value="-657.875">
            <text:p>-657.875</text:p>
          </table:table-cell>
          <table:table-cell office:value-type="float" office:value="-546.875">
            <text:p>-546.875</text:p>
          </table:table-cell>
          <table:table-cell office:value-type="float" office:value="-0.0653485254691689">
            <text:p>-0.0653485255</text:p>
          </table:table-cell>
          <table:table-cell office:value-type="float" office:value="-0.0482914923291492">
            <text:p>-0.0482914923</text:p>
          </table:table-cell>
          <table:table-cell office:value-type="float" office:value="-0.0211761858664085">
            <text:p>-0.0211761859</text:p>
          </table:table-cell>
          <table:table-cell office:value-type="float" office:value="0.779650203228658">
            <text:p>0.7796502032</text:p>
          </table:table-cell>
          <table:table-cell office:value-type="float" office:value="0.835550630581475">
            <text:p>0.8355506306</text:p>
          </table:table-cell>
          <table:table-cell office:value-type="float" office:value="0.926762273929354">
            <text:p>0.9267622739</text:p>
          </table:table-cell>
          <table:table-cell office:value-type="float" office:value="-10.2564522050972">
            <text:p>-10.2564522051</text:p>
          </table:table-cell>
          <table:table-cell office:value-type="float" office:value="-14.0039690416407">
            <text:p>-14.0039690416</text:p>
          </table:table-cell>
          <table:table-cell office:value-type="float" office:value="-32.3845803842727">
            <text:p>-32.384580384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office:value-type="float" office:value="869">
            <text:p>869</text:p>
          </table:table-cell>
          <table:table-cell office:value-type="float" office:value="1895">
            <text:p>1895</text:p>
          </table:table-cell>
          <table:table-cell office:value-type="float" office:value="1271">
            <text:p>1271</text:p>
          </table:table-cell>
          <table:table-cell office:value-type="float" office:value="7856">
            <text:p>7856</text:p>
          </table:table-cell>
          <table:table-cell office:value-type="float" office:value="14652">
            <text:p>14652</text:p>
          </table:table-cell>
          <table:table-cell office:value-type="float" office:value="25725">
            <text:p>25725</text:p>
          </table:table-cell>
          <table:table-cell office:value-type="float" office:value="-314">
            <text:p>-314</text:p>
          </table:table-cell>
          <table:table-cell office:value-type="float" office:value="-375">
            <text:p>-375</text:p>
          </table:table-cell>
          <table:table-cell office:value-type="float" office:value="-350">
            <text:p>-350</text:p>
          </table:table-cell>
          <table:table-cell office:value-type="float" office:value="-0.039969450101833">
            <text:p>-0.0399694501</text:p>
          </table:table-cell>
          <table:table-cell office:value-type="float" office:value="-0.0255937755937756">
            <text:p>-0.0255937756</text:p>
          </table:table-cell>
          <table:table-cell office:value-type="float" office:value="-0.0136054421768707">
            <text:p>-0.0136054422</text:p>
          </table:table-cell>
          <table:table-cell office:value-type="float" office:value="0.863238136248813">
            <text:p>0.8632381362</text:p>
          </table:table-cell>
          <table:table-cell office:value-type="float" office:value="0.911705666466109">
            <text:p>0.9117056665</text:p>
          </table:table-cell>
          <table:table-cell office:value-type="float" office:value="0.952743764172336">
            <text:p>0.9527437642</text:p>
          </table:table-cell>
          <table:table-cell office:value-type="float" office:value="-16.9929947068983">
            <text:p>-16.9929947069</text:p>
          </table:table-cell>
          <table:table-cell office:value-type="float" office:value="-26.7345754634307">
            <text:p>-26.73457546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1748">
            <text:p>1748</text:p>
          </table:table-cell>
          <table:table-cell office:value-type="float" office:value="5776">
            <text:p>5776</text:p>
          </table:table-cell>
          <table:table-cell office:value-type="float" office:value="13275">
            <text:p>13275</text:p>
          </table:table-cell>
          <table:table-cell office:value-type="float" office:value="22368">
            <text:p>22368</text:p>
          </table:table-cell>
          <table:table-cell office:value-type="float" office:value="-262.375">
            <text:p>-262.375</text:p>
          </table:table-cell>
          <table:table-cell office:value-type="float" office:value="-753.75">
            <text:p>-753.75</text:p>
          </table:table-cell>
          <table:table-cell office:value-type="float" office:value="-816">
            <text:p>-816</text:p>
          </table:table-cell>
          <table:table-cell office:value-type="float" office:value="-0.0454250346260388">
            <text:p>-0.0454250346</text:p>
          </table:table-cell>
          <table:table-cell office:value-type="float" office:value="-0.0567796610169492">
            <text:p>-0.056779661</text:p>
          </table:table-cell>
          <table:table-cell office:value-type="float" office:value="-0.036480686695279">
            <text:p>-0.0364806867</text:p>
          </table:table-cell>
          <table:table-cell office:value-type="float" office:value="0.845056708999587">
            <text:p>0.845056709</text:p>
          </table:table-cell>
          <table:table-cell office:value-type="float" office:value="0.807590089054869">
            <text:p>0.8075900891</text:p>
          </table:table-cell>
          <table:table-cell office:value-type="float" office:value="0.874926043949972">
            <text:p>0.8749260439</text:p>
          </table:table-cell>
          <table:table-cell office:value-type="float" office:value="-14.909885983157">
            <text:p>-14.9098859832</text:p>
          </table:table-cell>
          <table:table-cell office:value-type="float" office:value="-11.8577168497441">
            <text:p>-11.8577168497</text:p>
          </table:table-cell>
          <table:table-cell office:value-type="float" office:value="-18.6516672747771">
            <text:p>-18.651667274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4112">
            <text:p>4112</text:p>
          </table:table-cell>
          <table:table-cell office:value-type="float" office:value="11753">
            <text:p>11753</text:p>
          </table:table-cell>
          <table:table-cell office:value-type="float" office:value="20816">
            <text:p>20816</text:p>
          </table:table-cell>
          <table:table-cell office:value-type="float" office:value="-170.875">
            <text:p>-170.875</text:p>
          </table:table-cell>
          <table:table-cell office:value-type="float" office:value="-340.625">
            <text:p>-340.625</text:p>
          </table:table-cell>
          <table:table-cell office:value-type="float" office:value="-994">
            <text:p>-994</text:p>
          </table:table-cell>
          <table:table-cell office:value-type="float" office:value="-0.0415552042801556">
            <text:p>-0.0415552043</text:p>
          </table:table-cell>
          <table:table-cell office:value-type="float" office:value="-0.028981962052242">
            <text:p>-0.0289819621</text:p>
          </table:table-cell>
          <table:table-cell office:value-type="float" office:value="-0.0477517294388932">
            <text:p>-0.0477517294</text:p>
          </table:table-cell>
          <table:table-cell office:value-type="float" office:value="0.857941381624876">
            <text:p>0.8579413816</text:p>
          </table:table-cell>
          <table:table-cell office:value-type="float" office:value="0.900209442900972">
            <text:p>0.9002094429</text:p>
          </table:table-cell>
          <table:table-cell office:value-type="float" office:value="0.837338193186108">
            <text:p>0.8373381932</text:p>
          </table:table-cell>
          <table:table-cell office:value-type="float" office:value="-16.3311282277285">
            <text:p>-16.3311282277</text:p>
          </table:table-cell>
          <table:table-cell office:value-type="float" office:value="-23.56823057007">
            <text:p>-23.5682305701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7440">
            <text:p>7440</text:p>
          </table:table-cell>
          <table:table-cell office:value-type="float" office:value="12972">
            <text:p>12972</text:p>
          </table:table-cell>
          <table:table-cell office:value-type="float" office:value="21168">
            <text:p>21168</text:p>
          </table:table-cell>
          <table:table-cell office:value-type="float" office:value="-120.875">
            <text:p>-120.875</text:p>
          </table:table-cell>
          <table:table-cell office:value-type="float" office:value="-193.875">
            <text:p>-193.875</text:p>
          </table:table-cell>
          <table:table-cell office:value-type="float" office:value="-786">
            <text:p>-786</text:p>
          </table:table-cell>
          <table:table-cell office:value-type="float" office:value="-0.0162466397849462">
            <text:p>-0.0162466398</text:p>
          </table:table-cell>
          <table:table-cell office:value-type="float" office:value="-0.014945652173913">
            <text:p>-0.0149456522</text:p>
          </table:table-cell>
          <table:table-cell office:value-type="float" office:value="-0.0371315192743764">
            <text:p>-0.0371315193</text:p>
          </table:table-cell>
          <table:table-cell office:value-type="float" office:value="0.94365410922912">
            <text:p>0.9436541092</text:p>
          </table:table-cell>
          <table:table-cell office:value-type="float" office:value="0.948128027528355">
            <text:p>0.9481280275</text:p>
          </table:table-cell>
          <table:table-cell office:value-type="float" office:value="0.872742031997984">
            <text:p>0.872742032</text:p>
          </table:table-cell>
          <table:table-cell table:number-columns-repeated="2" office:value-type="float" office:value="0">
            <text:p>0</text:p>
          </table:table-cell>
          <table:table-cell office:value-type="float" office:value="-18.3185939038089">
            <text:p>-18.318593903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107">
            <text:p>1107</text:p>
          </table:table-cell>
          <table:table-cell office:value-type="float" office:value="7728">
            <text:p>7728</text:p>
          </table:table-cell>
          <table:table-cell office:value-type="float" office:value="13275">
            <text:p>13275</text:p>
          </table:table-cell>
          <table:table-cell office:value-type="float" office:value="22125">
            <text:p>22125</text:p>
          </table:table-cell>
          <table:table-cell office:value-type="float" office:value="-234.5">
            <text:p>-234.5</text:p>
          </table:table-cell>
          <table:table-cell office:value-type="float" office:value="-753.75">
            <text:p>-753.75</text:p>
          </table:table-cell>
          <table:table-cell office:value-type="float" office:value="-1256.25">
            <text:p>-1256.25</text:p>
          </table:table-cell>
          <table:table-cell office:value-type="float" office:value="-0.0303442028985507">
            <text:p>-0.0303442029</text:p>
          </table:table-cell>
          <table:table-cell table:number-columns-repeated="2" office:value-type="float" office:value="-0.0567796610169492">
            <text:p>-0.056779661</text:p>
          </table:table-cell>
          <table:table-cell office:value-type="float" office:value="0.895600000328187">
            <text:p>0.8956000003</text:p>
          </table:table-cell>
          <table:table-cell table:number-columns-repeated="2" office:value-type="float" office:value="0.807590089054869">
            <text:p>0.8075900891</text:p>
          </table:table-cell>
          <table:table-cell office:value-type="float" office:value="-22.4944670621463">
            <text:p>-22.4944670621</text:p>
          </table:table-cell>
          <table:table-cell table:number-columns-repeated="2" office:value-type="float" office:value="-11.8577168497441">
            <text:p>-11.857716849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office:value-type="float" office:value="692">
            <text:p>692</text:p>
          </table:table-cell>
          <table:table-cell office:value-type="float" office:value="1062">
            <text:p>1062</text:p>
          </table:table-cell>
          <table:table-cell office:value-type="float" office:value="1657">
            <text:p>1657</text:p>
          </table:table-cell>
          <table:table-cell office:value-type="float" office:value="5776">
            <text:p>5776</text:p>
          </table:table-cell>
          <table:table-cell office:value-type="float" office:value="11913">
            <text:p>11913</text:p>
          </table:table-cell>
          <table:table-cell office:value-type="float" office:value="20816">
            <text:p>20816</text:p>
          </table:table-cell>
          <table:table-cell office:value-type="float" office:value="-265.25">
            <text:p>-265.25</text:p>
          </table:table-cell>
          <table:table-cell office:value-type="float" office:value="-440.625">
            <text:p>-440.625</text:p>
          </table:table-cell>
          <table:table-cell office:value-type="float" office:value="-994">
            <text:p>-994</text:p>
          </table:table-cell>
          <table:table-cell office:value-type="float" office:value="-0.045922783933518">
            <text:p>-0.0459227839</text:p>
          </table:table-cell>
          <table:table-cell office:value-type="float" office:value="-0.0369869050616973">
            <text:p>-0.0369869051</text:p>
          </table:table-cell>
          <table:table-cell office:value-type="float" office:value="-0.0477517294388932">
            <text:p>-0.0477517294</text:p>
          </table:table-cell>
          <table:table-cell office:value-type="float" office:value="0.843403704317728">
            <text:p>0.8434037043</text:p>
          </table:table-cell>
          <table:table-cell office:value-type="float" office:value="0.873227173330304">
            <text:p>0.8732271733</text:p>
          </table:table-cell>
          <table:table-cell office:value-type="float" office:value="0.837338193186108">
            <text:p>0.8373381932</text:p>
          </table:table-cell>
          <table:table-cell office:value-type="float" office:value="-14.7444645632423">
            <text:p>-14.7444645632</text:p>
          </table:table-cell>
          <table:table-cell office:value-type="float" office:value="-18.3915896138237">
            <text:p>-18.3915896138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4112">
            <text:p>4112</text:p>
          </table:table-cell>
          <table:table-cell office:value-type="float" office:value="11124">
            <text:p>11124</text:p>
          </table:table-cell>
          <table:table-cell office:value-type="float" office:value="19776">
            <text:p>19776</text:p>
          </table:table-cell>
          <table:table-cell office:value-type="float" office:value="-80">
            <text:p>-80</text:p>
          </table:table-cell>
          <table:table-cell office:value-type="float" office:value="-175.5">
            <text:p>-175.5</text:p>
          </table:table-cell>
          <table:table-cell office:value-type="float" office:value="-312">
            <text:p>-312</text:p>
          </table:table-cell>
          <table:table-cell office:value-type="float" office:value="-0.0194552529182879">
            <text:p>-0.0194552529</text:p>
          </table:table-cell>
          <table:table-cell table:number-columns-repeated="2" office:value-type="float" office:value="-0.0157766990291262">
            <text:p>-0.015776699</text:p>
          </table:table-cell>
          <table:table-cell office:value-type="float" office:value="0.932648488243577">
            <text:p>0.9326484882</text:p>
          </table:table-cell>
          <table:table-cell table:number-columns-repeated="2" office:value-type="float" office:value="0.945269405693279">
            <text:p>0.9452694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591">
            <text:p>1591</text:p>
          </table:table-cell>
          <table:table-cell office:value-type="float" office:value="1029">
            <text:p>1029</text:p>
          </table:table-cell>
          <table:table-cell office:value-type="float" office:value="6985">
            <text:p>6985</text:p>
          </table:table-cell>
          <table:table-cell office:value-type="float" office:value="12210">
            <text:p>12210</text:p>
          </table:table-cell>
          <table:table-cell office:value-type="float" office:value="19700">
            <text:p>19700</text:p>
          </table:table-cell>
          <table:table-cell office:value-type="float" office:value="-326.75">
            <text:p>-326.75</text:p>
          </table:table-cell>
          <table:table-cell office:value-type="float" office:value="-312.5">
            <text:p>-312.5</text:p>
          </table:table-cell>
          <table:table-cell office:value-type="float" office:value="-346.875">
            <text:p>-346.875</text:p>
          </table:table-cell>
          <table:table-cell office:value-type="float" office:value="-0.0467788117394417">
            <text:p>-0.0467788117</text:p>
          </table:table-cell>
          <table:table-cell office:value-type="float" office:value="-0.0255937755937756">
            <text:p>-0.0255937756</text:p>
          </table:table-cell>
          <table:table-cell office:value-type="float" office:value="-0.0176078680203046">
            <text:p>-0.017607868</text:p>
          </table:table-cell>
          <table:table-cell office:value-type="float" office:value="0.840563143078352">
            <text:p>0.8405631431</text:p>
          </table:table-cell>
          <table:table-cell office:value-type="float" office:value="0.911705666466109">
            <text:p>0.9117056665</text:p>
          </table:table-cell>
          <table:table-cell office:value-type="float" office:value="0.938980134480726">
            <text:p>0.9389801345</text:p>
          </table:table-cell>
          <table:table-cell office:value-type="float" office:value="-14.4682049194677">
            <text:p>-14.4682049195</text:p>
          </table:table-cell>
          <table:table-cell office:value-type="float" office:value="-26.7345754634307">
            <text:p>-26.73457546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1398">
            <text:p>1398</text:p>
          </table:table-cell>
          <table:table-cell office:value-type="float" office:value="502">
            <text:p>502</text:p>
          </table:table-cell>
          <table:table-cell office:value-type="float" office:value="5776">
            <text:p>5776</text:p>
          </table:table-cell>
          <table:table-cell office:value-type="float" office:value="10980">
            <text:p>10980</text:p>
          </table:table-cell>
          <table:table-cell office:value-type="float" office:value="18837">
            <text:p>18837</text:p>
          </table:table-cell>
          <table:table-cell office:value-type="float" office:value="-294.375">
            <text:p>-294.375</text:p>
          </table:table-cell>
          <table:table-cell office:value-type="float" office:value="-575.75">
            <text:p>-575.75</text:p>
          </table:table-cell>
          <table:table-cell office:value-type="float" office:value="-922.125">
            <text:p>-922.125</text:p>
          </table:table-cell>
          <table:table-cell office:value-type="float" office:value="-0.0509652008310249">
            <text:p>-0.0509652008</text:p>
          </table:table-cell>
          <table:table-cell office:value-type="float" office:value="-0.052436247723133">
            <text:p>-0.0524362477</text:p>
          </table:table-cell>
          <table:table-cell office:value-type="float" office:value="-0.0489528587354674">
            <text:p>-0.0489528587</text:p>
          </table:table-cell>
          <table:table-cell office:value-type="float" office:value="0.826712802415076">
            <text:p>0.8267128024</text:p>
          </table:table-cell>
          <table:table-cell office:value-type="float" office:value="0.821862270716587">
            <text:p>0.8218622707</text:p>
          </table:table-cell>
          <table:table-cell office:value-type="float" office:value="0.833361903887478">
            <text:p>0.8333619039</text:p>
          </table:table-cell>
          <table:table-cell office:value-type="float" office:value="-13.2508062539223">
            <text:p>-13.2508062539</text:p>
          </table:table-cell>
          <table:table-cell office:value-type="float" office:value="-12.8691709032282">
            <text:p>-12.8691709032</text:p>
          </table:table-cell>
          <table:table-cell office:value-type="float" office:value="-13.8100105421315">
            <text:p>-13.810010542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73">
            <text:p>373</text:p>
          </table:table-cell>
          <table:table-cell office:value-type="float" office:value="717">
            <text:p>717</text:p>
          </table:table-cell>
          <table:table-cell office:value-type="float" office:value="1237">
            <text:p>1237</text:p>
          </table:table-cell>
          <table:table-cell office:value-type="float" office:value="4112">
            <text:p>4112</text:p>
          </table:table-cell>
          <table:table-cell office:value-type="float" office:value="10492">
            <text:p>10492</text:p>
          </table:table-cell>
          <table:table-cell office:value-type="float" office:value="17742">
            <text:p>17742</text:p>
          </table:table-cell>
          <table:table-cell table:number-columns-repeated="2" office:value-type="float" office:value="-258.25">
            <text:p>-258.25</text:p>
          </table:table-cell>
          <table:table-cell office:value-type="float" office:value="-524.75">
            <text:p>-524.75</text:p>
          </table:table-cell>
          <table:table-cell office:value-type="float" office:value="-0.0628039883268482">
            <text:p>-0.0628039883</text:p>
          </table:table-cell>
          <table:table-cell office:value-type="float" office:value="-0.0246139916126573">
            <text:p>-0.0246139916</text:p>
          </table:table-cell>
          <table:table-cell office:value-type="float" office:value="-0.0295767106301432">
            <text:p>-0.0295767106</text:p>
          </table:table-cell>
          <table:table-cell office:value-type="float" office:value="0.787916949117559">
            <text:p>0.7879169491</text:p>
          </table:table-cell>
          <table:table-cell office:value-type="float" office:value="0.915038492578591">
            <text:p>0.9150384926</text:p>
          </table:table-cell>
          <table:table-cell office:value-type="float" office:value="0.898196085145429">
            <text:p>0.8981960851</text:p>
          </table:table-cell>
          <table:table-cell office:value-type="float" office:value="-10.6863546137457">
            <text:p>-10.6863546137</text:p>
          </table:table-cell>
          <table:table-cell office:value-type="float" office:value="-27.8126847194497">
            <text:p>-27.8126847194</text:p>
          </table:table-cell>
          <table:table-cell office:value-type="float" office:value="-23.087265902676">
            <text:p>-23.087265902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3" office:value-type="float" office:value="4">
            <text:p>4</text:p>
          </table:table-cell>
          <table:table-cell office:value-type="float" office:value="491">
            <text:p>491</text:p>
          </table:table-cell>
          <table:table-cell office:value-type="float" office:value="821">
            <text:p>821</text:p>
          </table:table-cell>
          <table:table-cell office:value-type="float" office:value="1323">
            <text:p>1323</text:p>
          </table:table-cell>
          <table:table-cell office:value-type="float" office:value="6299">
            <text:p>6299</text:p>
          </table:table-cell>
          <table:table-cell office:value-type="float" office:value="11962">
            <text:p>11962</text:p>
          </table:table-cell>
          <table:table-cell office:value-type="float" office:value="19917">
            <text:p>19917</text:p>
          </table:table-cell>
          <table:table-cell office:value-type="float" office:value="-412.125">
            <text:p>-412.125</text:p>
          </table:table-cell>
          <table:table-cell office:value-type="float" office:value="-874.8">
            <text:p>-874.8</text:p>
          </table:table-cell>
          <table:table-cell office:value-type="float" office:value="-287.625">
            <text:p>-287.625</text:p>
          </table:table-cell>
          <table:table-cell office:value-type="float" office:value="-0.0654270519130021">
            <text:p>-0.0654270519</text:p>
          </table:table-cell>
          <table:table-cell office:value-type="float" office:value="-0.0731315833472663">
            <text:p>-0.0731315833</text:p>
          </table:table-cell>
          <table:table-cell office:value-type="float" office:value="-0.0144411809007381">
            <text:p>-0.0144411809</text:p>
          </table:table-cell>
          <table:table-cell office:value-type="float" office:value="0.779395488583665">
            <text:p>0.7793954886</text:p>
          </table:table-cell>
          <table:table-cell office:value-type="float" office:value="0.754521986111009">
            <text:p>0.7545219861</text:p>
          </table:table-cell>
          <table:table-cell office:value-type="float" office:value="0.9498646203508">
            <text:p>0.9498646204</text:p>
          </table:table-cell>
          <table:table-cell office:value-type="float" office:value="-10.2437167713409">
            <text:p>-10.2437167713</text:p>
          </table:table-cell>
          <table:table-cell office:value-type="float" office:value="-9.12712265626565">
            <text:p>-9.1271226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70">
            <text:p>570</text:p>
          </table:table-cell>
          <table:table-cell office:value-type="float" office:value="4826">
            <text:p>4826</text:p>
          </table:table-cell>
          <table:table-cell office:value-type="float" office:value="9660">
            <text:p>9660</text:p>
          </table:table-cell>
          <table:table-cell office:value-type="float" office:value="18354">
            <text:p>18354</text:p>
          </table:table-cell>
          <table:table-cell office:value-type="float" office:value="-450.428571428571">
            <text:p>-450.4285714286</text:p>
          </table:table-cell>
          <table:table-cell office:value-type="float" office:value="-339">
            <text:p>-339</text:p>
          </table:table-cell>
          <table:table-cell office:value-type="float" office:value="-644.285714285714">
            <text:p>-644.2857142857</text:p>
          </table:table-cell>
          <table:table-cell office:value-type="float" office:value="-0.0933337280208395">
            <text:p>-0.093333728</text:p>
          </table:table-cell>
          <table:table-cell office:value-type="float" office:value="-0.0350931677018634">
            <text:p>-0.0350931677</text:p>
          </table:table-cell>
          <table:table-cell office:value-type="float" office:value="-0.0351032861657249">
            <text:p>-0.0351032862</text:p>
          </table:table-cell>
          <table:table-cell office:value-type="float" office:value="0.690405874108147">
            <text:p>0.6904058741</text:p>
          </table:table-cell>
          <table:table-cell office:value-type="float" office:value="0.879587712665406">
            <text:p>0.8795877127</text:p>
          </table:table-cell>
          <table:table-cell office:value-type="float" office:value="0.879553690191243">
            <text:p>0.8795536902</text:p>
          </table:table-cell>
          <table:table-cell office:value-type="float" office:value="-7.07431324884395">
            <text:p>-7.0743132488</text:p>
          </table:table-cell>
          <table:table-cell office:value-type="float" office:value="-19.4029905931327">
            <text:p>-19.4029905931</text:p>
          </table:table-cell>
          <table:table-cell office:value-type="float" office:value="-19.3972966136301">
            <text:p>-19.397296613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31">
            <text:p>531</text:p>
          </table:table-cell>
          <table:table-cell office:value-type="float" office:value="1301">
            <text:p>1301</text:p>
          </table:table-cell>
          <table:table-cell office:value-type="float" office:value="4129">
            <text:p>4129</text:p>
          </table:table-cell>
          <table:table-cell office:value-type="float" office:value="9033">
            <text:p>9033</text:p>
          </table:table-cell>
          <table:table-cell office:value-type="float" office:value="17150">
            <text:p>17150</text:p>
          </table:table-cell>
          <table:table-cell office:value-type="float" office:value="-411.333333333333">
            <text:p>-411.3333333333</text:p>
          </table:table-cell>
          <table:table-cell office:value-type="float" office:value="-1038.8">
            <text:p>-1038.8</text:p>
          </table:table-cell>
          <table:table-cell office:value-type="float" office:value="-115.666666666667">
            <text:p>-115.6666666667</text:p>
          </table:table-cell>
          <table:table-cell office:value-type="float" office:value="-0.0996205699523694">
            <text:p>-0.09962057</text:p>
          </table:table-cell>
          <table:table-cell office:value-type="float" office:value="-0.11500055352596">
            <text:p>-0.1150005535</text:p>
          </table:table-cell>
          <table:table-cell office:value-type="float" office:value="-0.0067444120505345">
            <text:p>-0.0067444121</text:p>
          </table:table-cell>
          <table:table-cell office:value-type="float" office:value="0.670779550763672">
            <text:p>0.6707795508</text:p>
          </table:table-cell>
          <table:table-cell office:value-type="float" office:value="0.623419312189242">
            <text:p>0.6234193122</text:p>
          </table:table-cell>
          <table:table-cell office:value-type="float" office:value="0.976483712527188">
            <text:p>0.9764837125</text:p>
          </table:table-cell>
          <table:table-cell office:value-type="float" office:value="-6.60523806958963">
            <text:p>-6.6052380696</text:p>
          </table:table-cell>
          <table:table-cell office:value-type="float" office:value="-5.6737092253613">
            <text:p>-5.6737092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97">
            <text:p>497</text:p>
          </table:table-cell>
          <table:table-cell office:value-type="float" office:value="785">
            <text:p>785</text:p>
          </table:table-cell>
          <table:table-cell office:value-type="float" office:value="1236">
            <text:p>1236</text:p>
          </table:table-cell>
          <table:table-cell office:value-type="float" office:value="3925">
            <text:p>3925</text:p>
          </table:table-cell>
          <table:table-cell office:value-type="float" office:value="8865">
            <text:p>8865</text:p>
          </table:table-cell>
          <table:table-cell office:value-type="float" office:value="16302">
            <text:p>16302</text:p>
          </table:table-cell>
          <table:table-cell office:value-type="float" office:value="-355.8">
            <text:p>-355.8</text:p>
          </table:table-cell>
          <table:table-cell office:value-type="float" office:value="0">
            <text:p>0</text:p>
          </table:table-cell>
          <table:table-cell office:value-type="float" office:value="299.6">
            <text:p>299.6</text:p>
          </table:table-cell>
          <table:table-cell office:value-type="float" office:value="-0.0906496815286624">
            <text:p>-0.0906496815</text:p>
          </table:table-cell>
          <table:table-cell office:value-type="float" office:value="0">
            <text:p>0</text:p>
          </table:table-cell>
          <table:table-cell office:value-type="float" office:value="0.0183781131149552">
            <text:p>0.0183781131</text:p>
          </table:table-cell>
          <table:table-cell office:value-type="float" office:value="0.698832149581727">
            <text:p>0.6988321496</text:p>
          </table:table-cell>
          <table:table-cell office:value-type="float" office:value="0.97">
            <text:p>0.97</text:p>
          </table:table-cell>
          <table:table-cell office:value-type="float" office:value="1.06498539578401">
            <text:p>1.0649853958</text:p>
          </table:table-cell>
          <table:table-cell office:value-type="float" office:value="-7.29437650554298">
            <text:p>-7.2943765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table:number-columns-repeated="3" office:value-type="float" office:value="5">
            <text:p>5</text:p>
          </table:table-cell>
          <table:table-cell office:value-type="float" office:value="511">
            <text:p>511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3518">
            <text:p>3518</text:p>
          </table:table-cell>
          <table:table-cell office:value-type="float" office:value="8363">
            <text:p>8363</text:p>
          </table:table-cell>
          <table:table-cell office:value-type="float" office:value="16269">
            <text:p>1626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table:number-columns-repeated="3" office:value-type="float" office:value="5">
            <text:p>5</text:p>
          </table:table-cell>
          <table:table-cell office:value-type="float" office:value="361">
            <text:p>361</text:p>
          </table:table-cell>
          <table:table-cell table:number-columns-repeated="2" office:value-type="float" office:value="627">
            <text:p>627</text:p>
          </table:table-cell>
          <table:table-cell office:value-type="float" office:value="3154">
            <text:p>3154</text:p>
          </table:table-cell>
          <table:table-cell office:value-type="float" office:value="7835">
            <text:p>7835</text:p>
          </table:table-cell>
          <table:table-cell office:value-type="float" office:value="16302">
            <text:p>16302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62">
            <text:p>0.62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table:number-columns-repeated="3" office:value-type="float" office:value="5">
            <text:p>5</text:p>
          </table:table-cell>
          <table:table-cell office:value-type="float" office:value="257">
            <text:p>257</text:p>
          </table:table-cell>
          <table:table-cell table:number-columns-repeated="2" office:value-type="float" office:value="511">
            <text:p>511</text:p>
          </table:table-cell>
          <table:table-cell office:value-type="float" office:value="2827">
            <text:p>2827</text:p>
          </table:table-cell>
          <table:table-cell office:value-type="float" office:value="7215">
            <text:p>7215</text:p>
          </table:table-cell>
          <table:table-cell office:value-type="float" office:value="16420">
            <text:p>16420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9.5">
            <text:p>209.5</text:p>
          </table:table-cell>
          <table:table-cell office:value-type="float" office:value="6926.25">
            <text:p>6926.25</text:p>
          </table:table-cell>
          <table:table-cell office:value-type="float" office:value="25270.75">
            <text:p>25270.75</text:p>
          </table:table-cell>
          <table:table-cell office:value-type="float" office:value="11.9525">
            <text:p>11.952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65">
            <text:p>465</text:p>
          </table:table-cell>
          <table:table-cell office:value-type="float" office:value="2534">
            <text:p>2534</text:p>
          </table:table-cell>
          <table:table-cell office:value-type="float" office:value="6573">
            <text:p>6573</text:p>
          </table:table-cell>
          <table:table-cell office:value-type="float" office:value="16805">
            <text:p>16805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62">
            <text:p>0.62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208">
            <text:p>208</text:p>
          </table:table-cell>
          <table:table-cell office:value-type="float" office:value="6732.66666666667">
            <text:p>6732.6666666667</text:p>
          </table:table-cell>
          <table:table-cell office:value-type="float" office:value="24892.3333333333">
            <text:p>24892.3333333333</text:p>
          </table:table-cell>
          <table:table-cell office:value-type="float" office:value="11.3833333333333">
            <text:p>11.38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483">
            <text:p>483</text:p>
          </table:table-cell>
          <table:table-cell office:value-type="float" office:value="1073">
            <text:p>1073</text:p>
          </table:table-cell>
          <table:table-cell office:value-type="float" office:value="483">
            <text:p>483</text:p>
          </table:table-cell>
          <table:table-cell office:value-type="float" office:value="2272">
            <text:p>2272</text:p>
          </table:table-cell>
          <table:table-cell office:value-type="float" office:value="5960">
            <text:p>5960</text:p>
          </table:table-cell>
          <table:table-cell office:value-type="float" office:value="17212">
            <text:p>17212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66">
            <text:p>0.66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4">
            <text:p>0.64</text:p>
          </table:table-cell>
          <table:table-cell office:value-type="float" office:value="0.66">
            <text:p>0.66</text:p>
          </table:table-cell>
          <table:table-cell office:value-type="float" office:value="1.09">
            <text:p>1.09</text:p>
          </table:table-cell>
          <table:table-cell table:number-columns-repeated="2" office:value-type="float" office:value="-6">
            <text:p>-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office:value-type="float" office:value="40.1">
            <text:p>40.1</text:p>
          </table:table-cell>
          <table:table-cell office:value-type="float" office:value="52.4">
            <text:p>52.4</text:p>
          </table:table-cell>
          <table:table-cell office:value-type="float" office:value="29020">
            <text:p>29020</text:p>
          </table:table-cell>
          <table:table-cell office:value-type="float" office:value="30433">
            <text:p>30433</text:p>
          </table:table-cell>
          <table:table-cell office:value-type="float" office:value="30746">
            <text:p>307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52:17.40</dc:date>
    <dc:creator>Liam Widdess</dc:creator>
    <meta:editing-duration>P2DT3H30M40S</meta:editing-duration>
    <meta:editing-cycles>185</meta:editing-cycles>
    <meta:generator>OpenOffice/4.1.7$Win32 OpenOffice.org_project/417m1$Build-9800</meta:generator>
    <meta:document-statistic meta:table-count="8" meta:cell-count="1273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616">
                <text:p>2261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236">
                <text:p>2423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5139">
                <text:p>2513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724">
                <text:p>2572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47">
                <text:p>16747</text:p>
              </table:table-cell>
              <table:table-cell office:value-type="float" office:value="27510">
                <text:p>2751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95">
                <text:p>13895</text:p>
              </table:table-cell>
              <table:table-cell office:value-type="float" office:value="17970">
                <text:p>17970</text:p>
              </table:table-cell>
              <table:table-cell office:value-type="float" office:value="28261">
                <text:p>2826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390">
                <text:p>18390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9018">
                <text:p>19018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20488">
                <text:p>20488</text:p>
              </table:table-cell>
              <table:table-cell office:value-type="float" office:value="28398">
                <text:p>2839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080">
                <text:p>14080</text:p>
              </table:table-cell>
              <table:table-cell office:value-type="float" office:value="20762">
                <text:p>20762</text:p>
              </table:table-cell>
              <table:table-cell office:value-type="float" office:value="29784">
                <text:p>297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635">
                <text:p>14635</text:p>
              </table:table-cell>
              <table:table-cell office:value-type="float" office:value="19485">
                <text:p>19485</text:p>
              </table:table-cell>
              <table:table-cell office:value-type="float" office:value="31452">
                <text:p>3145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891">
                <text:p>14891</text:p>
              </table:table-cell>
              <table:table-cell office:value-type="float" office:value="21036">
                <text:p>21036</text:p>
              </table:table-cell>
              <table:table-cell office:value-type="float" office:value="35213">
                <text:p>3521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210">
                <text:p>16210</text:p>
              </table:table-cell>
              <table:table-cell office:value-type="float" office:value="22394">
                <text:p>22394</text:p>
              </table:table-cell>
              <table:table-cell office:value-type="float" office:value="37497">
                <text:p>3749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260">
                <text:p>16260</text:p>
              </table:table-cell>
              <table:table-cell office:value-type="float" office:value="22285">
                <text:p>22285</text:p>
              </table:table-cell>
              <table:table-cell office:value-type="float" office:value="37377">
                <text:p>3737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655">
                <text:p>15655</text:p>
              </table:table-cell>
              <table:table-cell office:value-type="float" office:value="23734">
                <text:p>23734</text:p>
              </table:table-cell>
              <table:table-cell office:value-type="float" office:value="39261">
                <text:p>3926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952">
                <text:p>14952</text:p>
              </table:table-cell>
              <table:table-cell office:value-type="float" office:value="25310">
                <text:p>25310</text:p>
              </table:table-cell>
              <table:table-cell office:value-type="float" office:value="40557">
                <text:p>4055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578">
                <text:p>16578</text:p>
              </table:table-cell>
              <table:table-cell office:value-type="float" office:value="27685">
                <text:p>27685</text:p>
              </table:table-cell>
              <table:table-cell office:value-type="float" office:value="42779">
                <text:p>4277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05">
                <text:p>17405</text:p>
              </table:table-cell>
              <table:table-cell office:value-type="float" office:value="27824">
                <text:p>27824</text:p>
              </table:table-cell>
              <table:table-cell office:value-type="float" office:value="46094">
                <text:p>4609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29278">
                <text:p>29278</text:p>
              </table:table-cell>
              <table:table-cell office:value-type="float" office:value="48787">
                <text:p>4878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870">
                <text:p>20870</text:p>
              </table:table-cell>
              <table:table-cell office:value-type="float" office:value="30425">
                <text:p>30425</text:p>
              </table:table-cell>
              <table:table-cell office:value-type="float" office:value="48024">
                <text:p>4802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224">
                <text:p>21224</text:p>
              </table:table-cell>
              <table:table-cell office:value-type="float" office:value="31711">
                <text:p>31711</text:p>
              </table:table-cell>
              <table:table-cell office:value-type="float" office:value="45786">
                <text:p>4578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000">
                <text:p>33000</text:p>
              </table:table-cell>
              <table:table-cell office:value-type="float" office:value="46363">
                <text:p>4636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4748">
                <text:p>34748</text:p>
              </table:table-cell>
              <table:table-cell office:value-type="float" office:value="48386">
                <text:p>4838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334">
                <text:p>34334</text:p>
              </table:table-cell>
              <table:table-cell office:value-type="float" office:value="47942">
                <text:p>4794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528">
                <text:p>23528</text:p>
              </table:table-cell>
              <table:table-cell office:value-type="float" office:value="32840">
                <text:p>32840</text:p>
              </table:table-cell>
              <table:table-cell office:value-type="float" office:value="50467">
                <text:p>5046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4910">
                <text:p>24910</text:p>
              </table:table-cell>
              <table:table-cell office:value-type="float" office:value="33998">
                <text:p>33998</text:p>
              </table:table-cell>
              <table:table-cell office:value-type="float" office:value="52609">
                <text:p>5260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014">
                <text:p>26014</text:p>
              </table:table-cell>
              <table:table-cell office:value-type="float" office:value="34758">
                <text:p>34758</text:p>
              </table:table-cell>
              <table:table-cell office:value-type="float" office:value="50439">
                <text:p>5043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175">
                <text:p>26175</text:p>
              </table:table-cell>
              <table:table-cell office:value-type="float" office:value="33802">
                <text:p>33802</text:p>
              </table:table-cell>
              <table:table-cell office:value-type="float" office:value="46179">
                <text:p>4617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054">
                <text:p>24054</text:p>
              </table:table-cell>
              <table:table-cell office:value-type="float" office:value="32262">
                <text:p>32262</text:p>
              </table:table-cell>
              <table:table-cell office:value-type="float" office:value="48157">
                <text:p>4815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4964">
                <text:p>24964</text:p>
              </table:table-cell>
              <table:table-cell office:value-type="float" office:value="33035">
                <text:p>33035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358">
                <text:p>25358</text:p>
              </table:table-cell>
              <table:table-cell office:value-type="float" office:value="33655">
                <text:p>33655</text:p>
              </table:table-cell>
              <table:table-cell office:value-type="float" office:value="48251">
                <text:p>4825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608">
                <text:p>33608</text:p>
              </table:table-cell>
              <table:table-cell office:value-type="float" office:value="48930">
                <text:p>4893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575">
                <text:p>34575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5950">
                <text:p>35950</text:p>
              </table:table-cell>
              <table:table-cell office:value-type="float" office:value="52283">
                <text:p>52283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430">
                <text:p>34430</text:p>
              </table:table-cell>
              <table:table-cell office:value-type="float" office:value="51638">
                <text:p>5163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920">
                <text:p>34920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425">
                <text:p>35425</text:p>
              </table:table-cell>
              <table:table-cell office:value-type="float" office:value="52065">
                <text:p>5206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518">
                <text:p>36518</text:p>
              </table:table-cell>
              <table:table-cell office:value-type="float" office:value="52093">
                <text:p>5209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090">
                <text:p>24090</text:p>
              </table:table-cell>
              <table:table-cell office:value-type="float" office:value="36600">
                <text:p>36600</text:p>
              </table:table-cell>
              <table:table-cell office:value-type="float" office:value="53497">
                <text:p>5349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5456">
                <text:p>35456</text:p>
              </table:table-cell>
              <table:table-cell office:value-type="float" office:value="50440">
                <text:p>5044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5196">
                <text:p>35196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392">
                <text:p>35392</text:p>
              </table:table-cell>
              <table:table-cell office:value-type="float" office:value="50933">
                <text:p>509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890">
                <text:p>23890</text:p>
              </table:table-cell>
              <table:table-cell office:value-type="float" office:value="35308">
                <text:p>35308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3074">
                <text:p>23074</text:p>
              </table:table-cell>
              <table:table-cell office:value-type="float" office:value="34592">
                <text:p>34592</text:p>
              </table:table-cell>
              <table:table-cell office:value-type="float" office:value="49661">
                <text:p>496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508">
                <text:p>33508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1462">
                <text:p>31462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388">
                <text:p>22388</text:p>
              </table:table-cell>
              <table:table-cell office:value-type="float" office:value="30746">
                <text:p>30746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1044">
                <text:p>31044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1167">
                <text:p>21167</text:p>
              </table:table-cell>
              <table:table-cell office:value-type="float" office:value="28812">
                <text:p>28812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8376">
                <text:p>18376</text:p>
              </table:table-cell>
              <table:table-cell office:value-type="float" office:value="29136">
                <text:p>29136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5440">
                <text:p>15440</text:p>
              </table:table-cell>
              <table:table-cell office:value-type="float" office:value="27875">
                <text:p>27875</text:p>
              </table:table-cell>
              <table:table-cell office:value-type="float" office:value="41293">
                <text:p>41293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3904">
                <text:p>13904</text:p>
              </table:table-cell>
              <table:table-cell office:value-type="float" office:value="27151">
                <text:p>27151</text:p>
              </table:table-cell>
              <table:table-cell office:value-type="float" office:value="41704">
                <text:p>4170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728">
                <text:p>11728</text:p>
              </table:table-cell>
              <table:table-cell office:value-type="float" office:value="25188">
                <text:p>25188</text:p>
              </table:table-cell>
              <table:table-cell office:value-type="float" office:value="39283">
                <text:p>39283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9648">
                <text:p>9648</text:p>
              </table:table-cell>
              <table:table-cell office:value-type="float" office:value="23063">
                <text:p>23063</text:p>
              </table:table-cell>
              <table:table-cell office:value-type="float" office:value="39142">
                <text:p>3914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9792">
                <text:p>9792</text:p>
              </table:table-cell>
              <table:table-cell office:value-type="float" office:value="22998">
                <text:p>22998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1680">
                <text:p>11680</text:p>
              </table:table-cell>
              <table:table-cell office:value-type="float" office:value="23370">
                <text:p>23370</text:p>
              </table:table-cell>
              <table:table-cell office:value-type="float" office:value="40219">
                <text:p>40219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072">
                <text:p>11072</text:p>
              </table:table-cell>
              <table:table-cell office:value-type="float" office:value="21257">
                <text:p>21257</text:p>
              </table:table-cell>
              <table:table-cell office:value-type="float" office:value="37886">
                <text:p>37886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648">
                <text:p>9648</text:p>
              </table:table-cell>
              <table:table-cell office:value-type="float" office:value="19627">
                <text:p>19627</text:p>
              </table:table-cell>
              <table:table-cell office:value-type="float" office:value="36670">
                <text:p>3667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792">
                <text:p>9792</text:p>
              </table:table-cell>
              <table:table-cell office:value-type="float" office:value="18943">
                <text:p>18943</text:p>
              </table:table-cell>
              <table:table-cell office:value-type="float" office:value="33022">
                <text:p>3302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7090">
                <text:p>17090</text:p>
              </table:table-cell>
              <table:table-cell office:value-type="float" office:value="28470">
                <text:p>28470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5930">
                <text:p>15930</text:p>
              </table:table-cell>
              <table:table-cell office:value-type="float" office:value="26988">
                <text:p>2698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6030">
                <text:p>16030</text:p>
              </table:table-cell>
              <table:table-cell office:value-type="float" office:value="26052">
                <text:p>2605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9120">
                <text:p>9120</text:p>
              </table:table-cell>
              <table:table-cell office:value-type="float" office:value="16790">
                <text:p>16790</text:p>
              </table:table-cell>
              <table:table-cell office:value-type="float" office:value="27740">
                <text:p>27740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5399">
                <text:p>15399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3623">
                <text:p>13623</text:p>
              </table:table-cell>
              <table:table-cell office:value-type="float" office:value="25825">
                <text:p>2582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4652">
                <text:p>14652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5776">
                <text:p>5776</text:p>
              </table:table-cell>
              <table:table-cell office:value-type="float" office:value="13275">
                <text:p>13275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11753">
                <text:p>11753</text:p>
              </table:table-cell>
              <table:table-cell office:value-type="float" office:value="20816">
                <text:p>2081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7440">
                <text:p>7440</text:p>
              </table:table-cell>
              <table:table-cell office:value-type="float" office:value="12972">
                <text:p>12972</text:p>
              </table:table-cell>
              <table:table-cell office:value-type="float" office:value="21168">
                <text:p>2116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7728">
                <text:p>7728</text:p>
              </table:table-cell>
              <table:table-cell office:value-type="float" office:value="13275">
                <text:p>13275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776">
                <text:p>5776</text:p>
              </table:table-cell>
              <table:table-cell office:value-type="float" office:value="11913">
                <text:p>11913</text:p>
              </table:table-cell>
              <table:table-cell office:value-type="float" office:value="20816">
                <text:p>20816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11124">
                <text:p>11124</text:p>
              </table:table-cell>
              <table:table-cell office:value-type="float" office:value="19776">
                <text:p>1977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985">
                <text:p>6985</text:p>
              </table:table-cell>
              <table:table-cell office:value-type="float" office:value="12210">
                <text:p>12210</text:p>
              </table:table-cell>
              <table:table-cell office:value-type="float" office:value="19700">
                <text:p>19700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5776">
                <text:p>5776</text:p>
              </table:table-cell>
              <table:table-cell office:value-type="float" office:value="10980">
                <text:p>10980</text:p>
              </table:table-cell>
              <table:table-cell office:value-type="float" office:value="18837">
                <text:p>18837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10492">
                <text:p>10492</text:p>
              </table:table-cell>
              <table:table-cell office:value-type="float" office:value="17742">
                <text:p>1774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6299">
                <text:p>6299</text:p>
              </table:table-cell>
              <table:table-cell office:value-type="float" office:value="11962">
                <text:p>11962</text:p>
              </table:table-cell>
              <table:table-cell office:value-type="float" office:value="19917">
                <text:p>19917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4826">
                <text:p>4826</text:p>
              </table:table-cell>
              <table:table-cell office:value-type="float" office:value="9660">
                <text:p>9660</text:p>
              </table:table-cell>
              <table:table-cell office:value-type="float" office:value="18354">
                <text:p>1835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4129">
                <text:p>4129</text:p>
              </table:table-cell>
              <table:table-cell office:value-type="float" office:value="9033">
                <text:p>9033</text:p>
              </table:table-cell>
              <table:table-cell office:value-type="float" office:value="17150">
                <text:p>17150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3925">
                <text:p>3925</text:p>
              </table:table-cell>
              <table:table-cell office:value-type="float" office:value="8865">
                <text:p>8865</text:p>
              </table:table-cell>
              <table:table-cell office:value-type="float" office:value="16302">
                <text:p>1630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3518">
                <text:p>3518</text:p>
              </table:table-cell>
              <table:table-cell office:value-type="float" office:value="8363">
                <text:p>8363</text:p>
              </table:table-cell>
              <table:table-cell office:value-type="float" office:value="16269">
                <text:p>16269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3154">
                <text:p>3154</text:p>
              </table:table-cell>
              <table:table-cell office:value-type="float" office:value="7835">
                <text:p>7835</text:p>
              </table:table-cell>
              <table:table-cell office:value-type="float" office:value="16302">
                <text:p>16302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827">
                <text:p>2827</text:p>
              </table:table-cell>
              <table:table-cell office:value-type="float" office:value="7215">
                <text:p>7215</text:p>
              </table:table-cell>
              <table:table-cell office:value-type="float" office:value="16420">
                <text:p>16420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534">
                <text:p>2534</text:p>
              </table:table-cell>
              <table:table-cell office:value-type="float" office:value="6573">
                <text:p>6573</text:p>
              </table:table-cell>
              <table:table-cell office:value-type="float" office:value="16805">
                <text:p>16805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272">
                <text:p>2272</text:p>
              </table:table-cell>
              <table:table-cell office:value-type="float" office:value="5960">
                <text:p>5960</text:p>
              </table:table-cell>
              <table:table-cell office:value-type="float" office:value="17212">
                <text:p>17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96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926.25">
                <text:p>6926.25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732.66666666667">
                <text:p>6732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5cm" svg:y="1.404cm" svg:width="30.92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9525">
                <text:p>11.9525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833333333333">
                <text:p>11.3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37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155791256095">
                <text:p>1.1215579125609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91501807963">
                <text:p>1.139150180796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408231124496">
                <text:p>1.1240823112449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419093006987">
                <text:p>1.0741909300698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798123689354">
                <text:p>1.0579812368935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7014314294867">
                <text:p>1.1701431429486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511369817669">
                <text:p>1.0851136981766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9823969537712">
                <text:p>1.0982396953771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357592690541">
                <text:p>1.1235759269054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527667378976">
                <text:p>1.1952766737897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155908904558">
                <text:p>1.1815590890455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2011936503469">
                <text:p>1.201193650346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9442042721428">
                <text:p>1.1944204272142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5937070642484">
                <text:p>1.1593707064248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797497191061">
                <text:p>1.1579749719106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20496914369717">
                <text:p>1.2049691436971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9447614619488">
                <text:p>1.1944761461948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658784431996">
                <text:p>1.1165878443199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622039061431">
                <text:p>1.06622039061431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256012805843">
                <text:p>1.0725601280584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4647265955492">
                <text:p>1.0464726595549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65683901476092">
                <text:p>0.96568390147609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888246735049">
                <text:p>1.04888246735049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5641342150977">
                <text:p>1.0564134215097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962923333626">
                <text:p>1.0596292333362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0541486604194">
                <text:p>1.0054148660419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341757150174">
                <text:p>1.0534175715017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0503659347955">
                <text:p>1.0050365934795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99116155331919">
                <text:p>0.99911615533191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2291652132403">
                <text:p>1.0229165213240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7733548969017">
                <text:p>0.977733548969017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4364762649407">
                <text:p>0.98436476264940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1465040025416">
                <text:p>0.98146504002541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278609736672">
                <text:p>1.0427860973667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181955152899">
                <text:p>1.0718195515289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413307382389">
                <text:p>1.0541330738238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016876325249">
                <text:p>1.0601687632524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06504026335232">
                <text:p>0.90650402633523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7435255330689">
                <text:p>1.0743525533068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555595333159">
                <text:p>1.055555953331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30552525563">
                <text:p>1.0613055252556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1611578565733">
                <text:p>0.9161157856573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03167265924157">
                <text:p>0.90316726592415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0252028240543">
                <text:p>0.89025202824054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70576708203837">
                <text:p>0.870576708203837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890554191133506">
                <text:p>0.89055419113350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889639178629334">
                <text:p>0.88963917862933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878950117775986">
                <text:p>0.87895011777598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892489839261598">
                <text:p>0.89248983926159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12130997540711">
                <text:p>0.91213099754071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66558500408042">
                <text:p>0.86655850040804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72802909477479">
                <text:p>0.972802909477479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824324220876226">
                <text:p>0.82432422087622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01243248181063">
                <text:p>0.801243248181063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88348164232843">
                <text:p>0.88348164232843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26762273929354">
                <text:p>0.92676227392935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853946159566966">
                <text:p>0.85394615956696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75359192984444">
                <text:p>0.875359192984444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39734855805511">
                <text:p>0.739734855805511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90103878644572">
                <text:p>0.89010387864457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787791753846876">
                <text:p>0.78779175384687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04659875390568">
                <text:p>0.80465987539056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835550630581475">
                <text:p>0.83555063058147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911705666466109">
                <text:p>0.911705666466109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807590089054869">
                <text:p>0.807590089054869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900209442900972">
                <text:p>0.90020944290097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48128027528355">
                <text:p>0.94812802752835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807590089054869">
                <text:p>0.807590089054869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73227173330304">
                <text:p>0.87322717333030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45269405693279">
                <text:p>0.945269405693279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911705666466109">
                <text:p>0.911705666466109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21862270716587">
                <text:p>0.821862270716587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915038492578591">
                <text:p>0.915038492578591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754521986111009">
                <text:p>0.754521986111009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879587712665406">
                <text:p>0.87958771266540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623419312189242">
                <text:p>0.62341931218924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5270.75">
                <text:p>25270.75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4892.3333333333">
                <text:p>2489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